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3382in"/>
    </style:style>
    <style:style style:name="co2" style:family="table-column">
      <style:table-column-properties fo:break-before="auto" style:column-width="2.0634in"/>
    </style:style>
    <style:style style:name="co3" style:family="table-column">
      <style:table-column-properties fo:break-before="auto" style:column-width="2.3453in"/>
    </style:style>
    <style:style style:name="co4" style:family="table-column">
      <style:table-column-properties fo:break-before="auto" style:column-width="0.5075in"/>
    </style:style>
    <style:style style:name="co5" style:family="table-column">
      <style:table-column-properties fo:break-before="auto" style:column-width="2.211in"/>
    </style:style>
    <style:style style:name="co6" style:family="table-column">
      <style:table-column-properties fo:break-before="auto" style:column-width="1.111in"/>
    </style:style>
    <style:style style:name="co7" style:family="table-column">
      <style:table-column-properties fo:break-before="auto" style:column-width="0.5209in"/>
    </style:style>
    <style:style style:name="co8" style:family="table-column">
      <style:table-column-properties fo:break-before="auto" style:column-width="3.0161in"/>
    </style:style>
    <style:style style:name="co9" style:family="table-column">
      <style:table-column-properties fo:break-before="auto" style:column-width="5.9in"/>
    </style:style>
    <style:style style:name="co10" style:family="table-column">
      <style:table-column-properties fo:break-before="auto" style:column-width="0.8925in"/>
    </style:style>
    <style:style style:name="ro1" style:family="table-row">
      <style:table-row-properties style:row-height="0.1945in" fo:break-before="auto" style:use-optimal-row-height="true"/>
    </style:style>
    <style:style style:name="ro2" style:family="table-row">
      <style:table-row-properties style:row-height="0.2161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Excel_20_Built-in_20_Normal"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8" table:default-cell-style-name="Excel_20_Built-in_20_Normal"/>
        <table:table-column table:style-name="co9" table:default-cell-style-name="Excel_20_Built-in_20_Normal"/>
        <table:table-column table:style-name="co10" table:number-columns-repeated="1014" table:default-cell-style-name="Excel_20_Built-in_20_Normal"/>
        <table:table-row table:style-name="ro1">
          <table:table-cell table:style-name="ce1" office:value-type="string">
            <text:p>Title</text:p>
          </table:table-cell>
          <table:table-cell table:style-name="ce1" office:value-type="string">
            <text:p>Author</text:p>
          </table:table-cell>
          <table:table-cell table:style-name="ce1" office:value-type="string">
            <text:p>RealYears</text:p>
          </table:table-cell>
          <table:table-cell table:style-name="ce1" office:value-type="string">
            <text:p>Year</text:p>
          </table:table-cell>
          <table:table-cell table:style-name="ce1" office:value-type="string">
            <text:p>Country</text:p>
          </table:table-cell>
          <table:table-cell table:style-name="ce1" office:value-type="string">
            <text:p>Language</text:p>
          </table:table-cell>
          <table:table-cell table:style-name="ce1" office:value-type="string">
            <text:p>Pages</text:p>
          </table:table-cell>
          <table:table-cell table:style-name="ce1" office:value-type="string">
            <text:p>ImageName</text:p>
          </table:table-cell>
          <table:table-cell table:style-name="ce1" office:value-type="string">
            <text:p>WikipediaLink</text:p>
          </table:table-cell>
          <table:table-cell table:style-name="ce1" table:number-columns-repeated="1014"/>
        </table:table-row>
        <table:table-row table:style-name="ro2">
          <table:table-cell office:value-type="string">
            <text:p>Things Fall Apart</text:p>
          </table:table-cell>
          <table:table-cell office:value-type="string">
            <text:p>Chinua Achebe</text:p>
          </table:table-cell>
          <table:table-cell table:number-columns-repeated="2" office:value-type="float" office:value="1958">
            <text:p>1958</text:p>
          </table:table-cell>
          <table:table-cell office:value-type="string">
            <text:p>Nigeria</text:p>
          </table:table-cell>
          <table:table-cell office:value-type="string">
            <text:p>English</text:p>
          </table:table-cell>
          <table:table-cell office:value-type="float" office:value="209">
            <text:p>209</text:p>
          </table:table-cell>
          <table:table-cell office:value-type="string">
            <text:p>things-fall-apart.jpg</text:p>
          </table:table-cell>
          <table:table-cell office:value-type="string">
            <text:p>https://en.wikipedia.org/wiki/Things_Fall_Apart</text:p>
          </table:table-cell>
          <table:table-cell table:number-columns-repeated="1014"/>
        </table:table-row>
        <table:table-row table:style-name="ro1">
          <table:table-cell office:value-type="string">
            <text:p>Fairy tales</text:p>
          </table:table-cell>
          <table:table-cell office:value-type="string">
            <text:p>Hans Christian Andersen</text:p>
          </table:table-cell>
          <table:table-cell office:value-type="string">
            <text:p>1835-37</text:p>
          </table:table-cell>
          <table:table-cell office:value-type="float" office:value="1836">
            <text:p>1836</text:p>
          </table:table-cell>
          <table:table-cell office:value-type="string">
            <text:p>Denmark</text:p>
          </table:table-cell>
          <table:table-cell office:value-type="string">
            <text:p>Danish</text:p>
          </table:table-cell>
          <table:table-cell office:value-type="float" office:value="784">
            <text:p>784</text:p>
          </table:table-cell>
          <table:table-cell office:value-type="string">
            <text:p>fairy-tales.jpg</text:p>
          </table:table-cell>
          <table:table-cell office:value-type="string">
            <text:p>https://en.wikipedia.org/wiki/Fairy_Tales_Told_for_Children._First_Collection.</text:p>
          </table:table-cell>
          <table:table-cell table:number-columns-repeated="1014"/>
        </table:table-row>
        <table:table-row table:style-name="ro1">
          <table:table-cell office:value-type="string">
            <text:p>The Divine Comedy</text:p>
          </table:table-cell>
          <table:table-cell office:value-type="string">
            <text:p>Dante Alighieri</text:p>
          </table:table-cell>
          <table:table-cell office:value-type="string">
            <text:p>1308-1321</text:p>
          </table:table-cell>
          <table:table-cell office:value-type="float" office:value="1315">
            <text:p>1315</text:p>
          </table:table-cell>
          <table:table-cell office:value-type="string">
            <text:p>Italy</text:p>
          </table:table-cell>
          <table:table-cell office:value-type="string">
            <text:p>Italian</text:p>
          </table:table-cell>
          <table:table-cell office:value-type="float" office:value="928">
            <text:p>928</text:p>
          </table:table-cell>
          <table:table-cell office:value-type="string">
            <text:p>the-divine-comedy.jpg</text:p>
          </table:table-cell>
          <table:table-cell office:value-type="string">
            <text:p>https://en.wikipedia.org/wiki/Divine_Comedy</text:p>
          </table:table-cell>
          <table:table-cell table:number-columns-repeated="1014"/>
        </table:table-row>
        <table:table-row table:style-name="ro2">
          <table:table-cell office:value-type="string">
            <text:p>The Epic Of Gilgamesh</text:p>
          </table:table-cell>
          <table:table-cell office:value-type="string">
            <text:p>Unknown</text:p>
          </table:table-cell>
          <table:table-cell office:value-type="string">
            <text:p>18th - 17th century BCE</text:p>
          </table:table-cell>
          <table:table-cell office:value-type="float" office:value="-1700">
            <text:p>-1700</text:p>
          </table:table-cell>
          <table:table-cell office:value-type="string">
            <text:p>Sumer and Akkadian Empire</text:p>
          </table:table-cell>
          <table:table-cell office:value-type="string">
            <text:p>Akkadian</text:p>
          </table:table-cell>
          <table:table-cell office:value-type="float" office:value="160">
            <text:p>160</text:p>
          </table:table-cell>
          <table:table-cell office:value-type="string">
            <text:p>the-epic-of-gilgamesh.jpg</text:p>
          </table:table-cell>
          <table:table-cell office:value-type="string">
            <text:p>https://en.wikipedia.org/wiki/Epic_of_Gilgamesh</text:p>
          </table:table-cell>
          <table:table-cell table:number-columns-repeated="1014"/>
        </table:table-row>
        <table:table-row table:style-name="ro1">
          <table:table-cell office:value-type="string">
            <text:p>The Book Of Job</text:p>
          </table:table-cell>
          <table:table-cell office:value-type="string">
            <text:p>Unknown</text:p>
          </table:table-cell>
          <table:table-cell office:value-type="string">
            <text:p>7th - 4th century BCE</text:p>
          </table:table-cell>
          <table:table-cell office:value-type="float" office:value="-600">
            <text:p>-600</text:p>
          </table:table-cell>
          <table:table-cell office:value-type="string">
            <text:p>Achaemenid Empire</text:p>
          </table:table-cell>
          <table:table-cell office:value-type="string">
            <text:p>Hebrew</text:p>
          </table:table-cell>
          <table:table-cell office:value-type="float" office:value="176">
            <text:p>176</text:p>
          </table:table-cell>
          <table:table-cell office:value-type="string">
            <text:p>the-book-of-job.jpg</text:p>
          </table:table-cell>
          <table:table-cell office:value-type="string">
            <text:p>https://en.wikipedia.org/wiki/Book_of_Job</text:p>
          </table:table-cell>
          <table:table-cell table:number-columns-repeated="1014"/>
        </table:table-row>
        <table:table-row table:style-name="ro2">
          <table:table-cell office:value-type="string">
            <text:p>One Thousand and One Nights</text:p>
          </table:table-cell>
          <table:table-cell office:value-type="string">
            <text:p>Unknown</text:p>
          </table:table-cell>
          <table:table-cell office:value-type="string">
            <text:p>700-1500</text:p>
          </table:table-cell>
          <table:table-cell office:value-type="float" office:value="1200">
            <text:p>1200</text:p>
          </table:table-cell>
          <table:table-cell office:value-type="string">
            <text:p>India/Iran/Iraq/Egypt/Tajikistan</text:p>
          </table:table-cell>
          <table:table-cell office:value-type="string">
            <text:p>Arabic</text:p>
          </table:table-cell>
          <table:table-cell office:value-type="float" office:value="288">
            <text:p>288</text:p>
          </table:table-cell>
          <table:table-cell office:value-type="string">
            <text:p>one-thousand-and-one-nights.jpg</text:p>
          </table:table-cell>
          <table:table-cell office:value-type="string">
            <text:p>https://en.wikipedia.org/wiki/One_Thousand_and_One_Nights</text:p>
          </table:table-cell>
          <table:table-cell table:number-columns-repeated="1014"/>
        </table:table-row>
        <table:table-row table:style-name="ro2">
          <table:table-cell office:value-type="string">
            <text:p>Njál's Saga</text:p>
          </table:table-cell>
          <table:table-cell office:value-type="string">
            <text:p>Unknown</text:p>
          </table:table-cell>
          <table:table-cell office:value-type="string">
            <text:p>13th century</text:p>
          </table:table-cell>
          <table:table-cell office:value-type="float" office:value="1350">
            <text:p>1350</text:p>
          </table:table-cell>
          <table:table-cell office:value-type="string">
            <text:p>Iceland</text:p>
          </table:table-cell>
          <table:table-cell office:value-type="string">
            <text:p>Old Norse</text:p>
          </table:table-cell>
          <table:table-cell office:value-type="float" office:value="384">
            <text:p>384</text:p>
          </table:table-cell>
          <table:table-cell office:value-type="string">
            <text:p>njals-saga.jpg</text:p>
          </table:table-cell>
          <table:table-cell office:value-type="string">
            <text:p>https://en.wikipedia.org/wiki/Nj%C3%A1ls_saga</text:p>
          </table:table-cell>
          <table:table-cell table:number-columns-repeated="1014"/>
        </table:table-row>
        <table:table-row table:style-name="ro1">
          <table:table-cell office:value-type="string">
            <text:p>Pride and Prejudice</text:p>
          </table:table-cell>
          <table:table-cell office:value-type="string">
            <text:p>Jane Austen</text:p>
          </table:table-cell>
          <table:table-cell table:number-columns-repeated="2" office:value-type="float" office:value="1813">
            <text:p>1813</text:p>
          </table:table-cell>
          <table:table-cell office:value-type="string">
            <text:p>United Kingdom</text:p>
          </table:table-cell>
          <table:table-cell office:value-type="string">
            <text:p>English</text:p>
          </table:table-cell>
          <table:table-cell office:value-type="float" office:value="226">
            <text:p>226</text:p>
          </table:table-cell>
          <table:table-cell office:value-type="string">
            <text:p>pride-and-prejudice.jpg</text:p>
          </table:table-cell>
          <table:table-cell office:value-type="string">
            <text:p>https://en.wikipedia.org/wiki/Pride_and_Prejudice</text:p>
          </table:table-cell>
          <table:table-cell table:number-columns-repeated="1014"/>
        </table:table-row>
        <table:table-row table:style-name="ro2">
          <table:table-cell office:value-type="string">
            <text:p>Le Père Goriot</text:p>
          </table:table-cell>
          <table:table-cell office:value-type="string">
            <text:p>Honoré de Balzac</text:p>
          </table:table-cell>
          <table:table-cell table:number-columns-repeated="2" office:value-type="float" office:value="1835">
            <text:p>1835</text:p>
          </table:table-cell>
          <table:table-cell office:value-type="string">
            <text:p>France</text:p>
          </table:table-cell>
          <table:table-cell office:value-type="string">
            <text:p>French</text:p>
          </table:table-cell>
          <table:table-cell office:value-type="float" office:value="443">
            <text:p>443</text:p>
          </table:table-cell>
          <table:table-cell office:value-type="string">
            <text:p>le-pere-goriot.jpg</text:p>
          </table:table-cell>
          <table:table-cell office:value-type="string">
            <text:p>https://en.wikipedia.org/wiki/Le_P%C3%A8re_Goriot</text:p>
          </table:table-cell>
          <table:table-cell table:number-columns-repeated="1014"/>
        </table:table-row>
        <table:table-row table:style-name="ro2">
          <table:table-cell office:value-type="string">
            <text:p>Molloy, Malone Dies, The Unnamable, the trilogy</text:p>
          </table:table-cell>
          <table:table-cell office:value-type="string">
            <text:p>Samuel Beckett</text:p>
          </table:table-cell>
          <table:table-cell office:value-type="string">
            <text:p>1951-53</text:p>
          </table:table-cell>
          <table:table-cell office:value-type="float" office:value="1952">
            <text:p>1952</text:p>
          </table:table-cell>
          <table:table-cell office:value-type="string">
            <text:p>Republic of Ireland</text:p>
          </table:table-cell>
          <table:table-cell office:value-type="string">
            <text:p>French, English</text:p>
          </table:table-cell>
          <table:table-cell office:value-type="float" office:value="256">
            <text:p>256</text:p>
          </table:table-cell>
          <table:table-cell office:value-type="string">
            <text:p>molloy-malone-dies-the-unnamable.jpg</text:p>
          </table:table-cell>
          <table:table-cell office:value-type="string">
            <text:p>https://en.wikipedia.org/wiki/Molloy_(novel)</text:p>
          </table:table-cell>
          <table:table-cell table:number-columns-repeated="1014"/>
        </table:table-row>
        <table:table-row table:style-name="ro2">
          <table:table-cell office:value-type="string">
            <text:p>The Decameron</text:p>
          </table:table-cell>
          <table:table-cell office:value-type="string">
            <text:p>Giovanni Boccaccio</text:p>
          </table:table-cell>
          <table:table-cell office:value-type="string">
            <text:p>1349-53</text:p>
          </table:table-cell>
          <table:table-cell office:value-type="float" office:value="1351">
            <text:p>1351</text:p>
          </table:table-cell>
          <table:table-cell office:value-type="string">
            <text:p>Italy</text:p>
          </table:table-cell>
          <table:table-cell office:value-type="string">
            <text:p>Italian</text:p>
          </table:table-cell>
          <table:table-cell office:value-type="float" office:value="1024">
            <text:p>1024</text:p>
          </table:table-cell>
          <table:table-cell office:value-type="string">
            <text:p>the-decameron.jpg</text:p>
          </table:table-cell>
          <table:table-cell office:value-type="string">
            <text:p>https://en.wikipedia.org/wiki/The_Decameron</text:p>
          </table:table-cell>
          <table:table-cell table:number-columns-repeated="1014"/>
        </table:table-row>
        <table:table-row table:style-name="ro2">
          <table:table-cell office:value-type="string">
            <text:p>Ficciones</text:p>
          </table:table-cell>
          <table:table-cell office:value-type="string">
            <text:p>Jorge Luis Borges</text:p>
          </table:table-cell>
          <table:table-cell office:value-type="string">
            <text:p>1944-86</text:p>
          </table:table-cell>
          <table:table-cell office:value-type="float" office:value="1965">
            <text:p>1965</text:p>
          </table:table-cell>
          <table:table-cell office:value-type="string">
            <text:p>Argentina</text:p>
          </table:table-cell>
          <table:table-cell office:value-type="string">
            <text:p>Spanish</text:p>
          </table:table-cell>
          <table:table-cell office:value-type="float" office:value="224">
            <text:p>224</text:p>
          </table:table-cell>
          <table:table-cell office:value-type="string">
            <text:p>ficciones.jpg</text:p>
          </table:table-cell>
          <table:table-cell office:value-type="string">
            <text:p>https://en.wikipedia.org/wiki/Ficciones</text:p>
          </table:table-cell>
          <table:table-cell table:number-columns-repeated="1014"/>
        </table:table-row>
        <table:table-row table:style-name="ro2">
          <table:table-cell office:value-type="string">
            <text:p>Wuthering Heights</text:p>
          </table:table-cell>
          <table:table-cell office:value-type="string">
            <text:p>Emily Brontë</text:p>
          </table:table-cell>
          <table:table-cell table:number-columns-repeated="2" office:value-type="float" office:value="1847">
            <text:p>1847</text:p>
          </table:table-cell>
          <table:table-cell office:value-type="string">
            <text:p>United Kingdom</text:p>
          </table:table-cell>
          <table:table-cell office:value-type="string">
            <text:p>English</text:p>
          </table:table-cell>
          <table:table-cell office:value-type="float" office:value="342">
            <text:p>342</text:p>
          </table:table-cell>
          <table:table-cell office:value-type="string">
            <text:p>wuthering-heights.jpg</text:p>
          </table:table-cell>
          <table:table-cell office:value-type="string">
            <text:p>https://en.wikipedia.org/wiki/Wuthering_Heights</text:p>
          </table:table-cell>
          <table:table-cell table:number-columns-repeated="1014"/>
        </table:table-row>
        <table:table-row table:style-name="ro2">
          <table:table-cell office:value-type="string">
            <text:p>The Stranger</text:p>
          </table:table-cell>
          <table:table-cell office:value-type="string">
            <text:p>Albert Camus</text:p>
          </table:table-cell>
          <table:table-cell table:number-columns-repeated="2" office:value-type="float" office:value="1942">
            <text:p>1942</text:p>
          </table:table-cell>
          <table:table-cell office:value-type="string">
            <text:p>Algeria, French Empire</text:p>
          </table:table-cell>
          <table:table-cell office:value-type="string">
            <text:p>French</text:p>
          </table:table-cell>
          <table:table-cell office:value-type="float" office:value="185">
            <text:p>185</text:p>
          </table:table-cell>
          <table:table-cell office:value-type="string">
            <text:p>l-etranger.jpg</text:p>
          </table:table-cell>
          <table:table-cell office:value-type="string">
            <text:p>https://en.wikipedia.org/wiki/The_Stranger_(novel)</text:p>
          </table:table-cell>
          <table:table-cell table:number-columns-repeated="1014"/>
        </table:table-row>
        <table:table-row table:style-name="ro2">
          <table:table-cell office:value-type="string">
            <text:p>Poems</text:p>
          </table:table-cell>
          <table:table-cell office:value-type="string">
            <text:p>Paul Celan</text:p>
          </table:table-cell>
          <table:table-cell table:number-columns-repeated="2" office:value-type="float" office:value="1952">
            <text:p>1952</text:p>
          </table:table-cell>
          <table:table-cell office:value-type="string">
            <text:p>Romania, France</text:p>
          </table:table-cell>
          <table:table-cell office:value-type="string">
            <text:p>German</text:p>
          </table:table-cell>
          <table:table-cell office:value-type="float" office:value="320">
            <text:p>320</text:p>
          </table:table-cell>
          <table:table-cell office:value-type="string">
            <text:p>poems-paul-celan.jpg</text:p>
          </table:table-cell>
          <table:table-cell table:number-columns-repeated="1015"/>
        </table:table-row>
        <table:table-row table:style-name="ro2">
          <table:table-cell office:value-type="string">
            <text:p>Journey to the End of the Night</text:p>
          </table:table-cell>
          <table:table-cell office:value-type="string">
            <text:p>Louis-Ferdinand Céline</text:p>
          </table:table-cell>
          <table:table-cell table:number-columns-repeated="2" office:value-type="float" office:value="1932">
            <text:p>1932</text:p>
          </table:table-cell>
          <table:table-cell office:value-type="string">
            <text:p>France</text:p>
          </table:table-cell>
          <table:table-cell office:value-type="string">
            <text:p>French</text:p>
          </table:table-cell>
          <table:table-cell office:value-type="float" office:value="505">
            <text:p>505</text:p>
          </table:table-cell>
          <table:table-cell office:value-type="string">
            <text:p>voyage-au-bout-de-la-nuit.jpg</text:p>
          </table:table-cell>
          <table:table-cell office:value-type="string">
            <text:p>https://en.wikipedia.org/wiki/Journey_to_the_End_of_the_Night</text:p>
          </table:table-cell>
          <table:table-cell table:number-columns-repeated="1014"/>
        </table:table-row>
        <table:table-row table:style-name="ro2">
          <table:table-cell office:value-type="string">
            <text:p>Don Quijote De La Mancha</text:p>
          </table:table-cell>
          <table:table-cell office:value-type="string">
            <text:p>Miguel de Cervantes</text:p>
          </table:table-cell>
          <table:table-cell office:value-type="string">
            <text:p>1605 (part 1), 1615 (part 2)</text:p>
          </table:table-cell>
          <table:table-cell office:value-type="float" office:value="1610">
            <text:p>1610</text:p>
          </table:table-cell>
          <table:table-cell office:value-type="string">
            <text:p>Spain</text:p>
          </table:table-cell>
          <table:table-cell office:value-type="string">
            <text:p>Spanish</text:p>
          </table:table-cell>
          <table:table-cell office:value-type="float" office:value="1056">
            <text:p>1056</text:p>
          </table:table-cell>
          <table:table-cell office:value-type="string">
            <text:p>don-quijote-de-la-mancha.jpg</text:p>
          </table:table-cell>
          <table:table-cell office:value-type="string">
            <text:p>https://en.wikipedia.org/wiki/Don_Quixote</text:p>
          </table:table-cell>
          <table:table-cell table:number-columns-repeated="1014"/>
        </table:table-row>
        <table:table-row table:style-name="ro2">
          <table:table-cell office:value-type="string">
            <text:p>The Canterbury Tales</text:p>
          </table:table-cell>
          <table:table-cell office:value-type="string">
            <text:p>Geoffrey Chaucer</text:p>
          </table:table-cell>
          <table:table-cell office:value-type="string">
            <text:p>14th century</text:p>
          </table:table-cell>
          <table:table-cell office:value-type="float" office:value="1450">
            <text:p>1450</text:p>
          </table:table-cell>
          <table:table-cell office:value-type="string">
            <text:p>England</text:p>
          </table:table-cell>
          <table:table-cell office:value-type="string">
            <text:p>English</text:p>
          </table:table-cell>
          <table:table-cell office:value-type="float" office:value="544">
            <text:p>544</text:p>
          </table:table-cell>
          <table:table-cell office:value-type="string">
            <text:p>the-canterbury-tales.jpg</text:p>
          </table:table-cell>
          <table:table-cell office:value-type="string">
            <text:p>https://en.wikipedia.org/wiki/The_Canterbury_Tales</text:p>
          </table:table-cell>
          <table:table-cell table:number-columns-repeated="1014"/>
        </table:table-row>
        <table:table-row table:style-name="ro2">
          <table:table-cell office:value-type="string">
            <text:p>Stories</text:p>
          </table:table-cell>
          <table:table-cell office:value-type="string">
            <text:p>Anton Chekhov</text:p>
          </table:table-cell>
          <table:table-cell table:number-columns-repeated="2" office:value-type="float" office:value="1886">
            <text:p>1886</text:p>
          </table:table-cell>
          <table:table-cell office:value-type="string">
            <text:p>Russia</text:p>
          </table:table-cell>
          <table:table-cell office:value-type="string">
            <text:p>Russian</text:p>
          </table:table-cell>
          <table:table-cell office:value-type="float" office:value="194">
            <text:p>194</text:p>
          </table:table-cell>
          <table:table-cell office:value-type="string">
            <text:p>stories-of-anton-chekhov.jpg</text:p>
          </table:table-cell>
          <table:table-cell office:value-type="string">
            <text:p>https://en.wikipedia.org/wiki/List_of_short_stories_by_Anton_Chekhov</text:p>
          </table:table-cell>
          <table:table-cell table:number-columns-repeated="1014"/>
        </table:table-row>
        <table:table-row table:style-name="ro2">
          <table:table-cell office:value-type="string">
            <text:p>Nostromo</text:p>
          </table:table-cell>
          <table:table-cell office:value-type="string">
            <text:p>Joseph Conrad</text:p>
          </table:table-cell>
          <table:table-cell table:number-columns-repeated="2" office:value-type="float" office:value="1904">
            <text:p>1904</text:p>
          </table:table-cell>
          <table:table-cell office:value-type="string">
            <text:p>United Kingdom</text:p>
          </table:table-cell>
          <table:table-cell office:value-type="string">
            <text:p>English</text:p>
          </table:table-cell>
          <table:table-cell office:value-type="float" office:value="320">
            <text:p>320</text:p>
          </table:table-cell>
          <table:table-cell office:value-type="string">
            <text:p>nostromo.jpg</text:p>
          </table:table-cell>
          <table:table-cell office:value-type="string">
            <text:p>https://en.wikipedia.org/wiki/Nostromo</text:p>
          </table:table-cell>
          <table:table-cell table:number-columns-repeated="1014"/>
        </table:table-row>
        <table:table-row table:style-name="ro1">
          <table:table-cell office:value-type="string">
            <text:p>Great Expectations</text:p>
          </table:table-cell>
          <table:table-cell office:value-type="string">
            <text:p>Charles Dickens</text:p>
          </table:table-cell>
          <table:table-cell table:number-columns-repeated="2" office:value-type="float" office:value="1861">
            <text:p>1861</text:p>
          </table:table-cell>
          <table:table-cell office:value-type="string">
            <text:p>United Kingdom</text:p>
          </table:table-cell>
          <table:table-cell office:value-type="string">
            <text:p>English</text:p>
          </table:table-cell>
          <table:table-cell office:value-type="float" office:value="194">
            <text:p>194</text:p>
          </table:table-cell>
          <table:table-cell office:value-type="string">
            <text:p>great-expectations.jpg</text:p>
          </table:table-cell>
          <table:table-cell office:value-type="string">
            <text:p>https://en.wikipedia.org/wiki/Great_Expectations</text:p>
          </table:table-cell>
          <table:table-cell table:number-columns-repeated="1014"/>
        </table:table-row>
        <table:table-row table:style-name="ro2">
          <table:table-cell office:value-type="string">
            <text:p>Jacques the Fatalist</text:p>
          </table:table-cell>
          <table:table-cell office:value-type="string">
            <text:p>Denis Diderot</text:p>
          </table:table-cell>
          <table:table-cell table:number-columns-repeated="2" office:value-type="float" office:value="1796">
            <text:p>1796</text:p>
          </table:table-cell>
          <table:table-cell office:value-type="string">
            <text:p>France</text:p>
          </table:table-cell>
          <table:table-cell office:value-type="string">
            <text:p>French</text:p>
          </table:table-cell>
          <table:table-cell office:value-type="float" office:value="596">
            <text:p>596</text:p>
          </table:table-cell>
          <table:table-cell office:value-type="string">
            <text:p>jacques-the-fatalist.jpg</text:p>
          </table:table-cell>
          <table:table-cell office:value-type="string">
            <text:p>https://en.wikipedia.org/wiki/Jacques_the_Fatalist</text:p>
          </table:table-cell>
          <table:table-cell table:number-columns-repeated="1014"/>
        </table:table-row>
        <table:table-row table:style-name="ro2">
          <table:table-cell office:value-type="string">
            <text:p>Berlin Alexanderplatz</text:p>
          </table:table-cell>
          <table:table-cell office:value-type="string">
            <text:p>Alfred Döblin</text:p>
          </table:table-cell>
          <table:table-cell table:number-columns-repeated="2" office:value-type="float" office:value="1929">
            <text:p>1929</text:p>
          </table:table-cell>
          <table:table-cell office:value-type="string">
            <text:p>Germany</text:p>
          </table:table-cell>
          <table:table-cell office:value-type="string">
            <text:p>German</text:p>
          </table:table-cell>
          <table:table-cell office:value-type="float" office:value="600">
            <text:p>600</text:p>
          </table:table-cell>
          <table:table-cell office:value-type="string">
            <text:p>berlin-alexanderplatz.jpg</text:p>
          </table:table-cell>
          <table:table-cell office:value-type="string">
            <text:p>https://en.wikipedia.org/wiki/Berlin_Alexanderplatz</text:p>
          </table:table-cell>
          <table:table-cell table:number-columns-repeated="1014"/>
        </table:table-row>
        <table:table-row table:style-name="ro1">
          <table:table-cell office:value-type="string">
            <text:p>Crime and Punishment</text:p>
          </table:table-cell>
          <table:table-cell office:value-type="string">
            <text:p>Fyodor Dostoevsky</text:p>
          </table:table-cell>
          <table:table-cell table:number-columns-repeated="2" office:value-type="float" office:value="1866">
            <text:p>1866</text:p>
          </table:table-cell>
          <table:table-cell office:value-type="string">
            <text:p>Russia</text:p>
          </table:table-cell>
          <table:table-cell office:value-type="string">
            <text:p>Russian</text:p>
          </table:table-cell>
          <table:table-cell office:value-type="float" office:value="551">
            <text:p>551</text:p>
          </table:table-cell>
          <table:table-cell office:value-type="string">
            <text:p>crime-and-punishment.jpg</text:p>
          </table:table-cell>
          <table:table-cell office:value-type="string">
            <text:p>https://en.wikipedia.org/wiki/Crime_and_Punishment</text:p>
          </table:table-cell>
          <table:table-cell table:number-columns-repeated="1014"/>
        </table:table-row>
        <table:table-row table:style-name="ro1">
          <table:table-cell office:value-type="string">
            <text:p>The Idiot</text:p>
          </table:table-cell>
          <table:table-cell office:value-type="string">
            <text:p>Fyodor Dostoevsky</text:p>
          </table:table-cell>
          <table:table-cell table:number-columns-repeated="2" office:value-type="float" office:value="1869">
            <text:p>1869</text:p>
          </table:table-cell>
          <table:table-cell office:value-type="string">
            <text:p>Russia</text:p>
          </table:table-cell>
          <table:table-cell office:value-type="string">
            <text:p>Russian</text:p>
          </table:table-cell>
          <table:table-cell office:value-type="float" office:value="656">
            <text:p>656</text:p>
          </table:table-cell>
          <table:table-cell office:value-type="string">
            <text:p>the-idiot.jpg</text:p>
          </table:table-cell>
          <table:table-cell office:value-type="string">
            <text:p>https://en.wikipedia.org/wiki/The_Idiot</text:p>
          </table:table-cell>
          <table:table-cell table:number-columns-repeated="1014"/>
        </table:table-row>
        <table:table-row table:style-name="ro1">
          <table:table-cell office:value-type="string">
            <text:p>The Possessed</text:p>
          </table:table-cell>
          <table:table-cell office:value-type="string">
            <text:p>Fyodor Dostoevsky</text:p>
          </table:table-cell>
          <table:table-cell table:number-columns-repeated="2" office:value-type="float" office:value="1872">
            <text:p>1872</text:p>
          </table:table-cell>
          <table:table-cell office:value-type="string">
            <text:p>Russia</text:p>
          </table:table-cell>
          <table:table-cell office:value-type="string">
            <text:p>Russian</text:p>
          </table:table-cell>
          <table:table-cell office:value-type="float" office:value="768">
            <text:p>768</text:p>
          </table:table-cell>
          <table:table-cell office:value-type="string">
            <text:p>the-possessed.jpg</text:p>
          </table:table-cell>
          <table:table-cell office:value-type="string">
            <text:p>https://en.wikipedia.org/wiki/Demons_(Dostoyevsky_novel)</text:p>
          </table:table-cell>
          <table:table-cell table:number-columns-repeated="1014"/>
        </table:table-row>
        <table:table-row table:style-name="ro2">
          <table:table-cell office:value-type="string">
            <text:p>The Brothers Karamazov</text:p>
          </table:table-cell>
          <table:table-cell office:value-type="string">
            <text:p>Fyodor Dostoevsky</text:p>
          </table:table-cell>
          <table:table-cell table:number-columns-repeated="2" office:value-type="float" office:value="1880">
            <text:p>1880</text:p>
          </table:table-cell>
          <table:table-cell office:value-type="string">
            <text:p>Russia</text:p>
          </table:table-cell>
          <table:table-cell office:value-type="string">
            <text:p>Russian</text:p>
          </table:table-cell>
          <table:table-cell office:value-type="float" office:value="824">
            <text:p>824</text:p>
          </table:table-cell>
          <table:table-cell office:value-type="string">
            <text:p>the-brothers-karamazov.jpg</text:p>
          </table:table-cell>
          <table:table-cell office:value-type="string">
            <text:p>https://en.wikipedia.org/wiki/The_Brothers_Karamazov</text:p>
          </table:table-cell>
          <table:table-cell table:number-columns-repeated="1014"/>
        </table:table-row>
        <table:table-row table:style-name="ro2">
          <table:table-cell office:value-type="string">
            <text:p>Middlemarch</text:p>
          </table:table-cell>
          <table:table-cell office:value-type="string">
            <text:p>George Eliot</text:p>
          </table:table-cell>
          <table:table-cell table:number-columns-repeated="2" office:value-type="float" office:value="1871">
            <text:p>1871</text:p>
          </table:table-cell>
          <table:table-cell office:value-type="string">
            <text:p>United Kingdom</text:p>
          </table:table-cell>
          <table:table-cell office:value-type="string">
            <text:p>English</text:p>
          </table:table-cell>
          <table:table-cell office:value-type="float" office:value="800">
            <text:p>800</text:p>
          </table:table-cell>
          <table:table-cell office:value-type="string">
            <text:p>middlemarch.jpg</text:p>
          </table:table-cell>
          <table:table-cell office:value-type="string">
            <text:p>https://en.wikipedia.org/wiki/Middlemarch</text:p>
          </table:table-cell>
          <table:table-cell table:number-columns-repeated="1014"/>
        </table:table-row>
        <table:table-row table:style-name="ro1">
          <table:table-cell office:value-type="string">
            <text:p>Invisible Man</text:p>
          </table:table-cell>
          <table:table-cell office:value-type="string">
            <text:p>Ralph Ellison</text:p>
          </table:table-cell>
          <table:table-cell table:number-columns-repeated="2" office:value-type="float" office:value="1952">
            <text:p>1952</text:p>
          </table:table-cell>
          <table:table-cell office:value-type="string">
            <text:p>United States</text:p>
          </table:table-cell>
          <table:table-cell office:value-type="string">
            <text:p>English</text:p>
          </table:table-cell>
          <table:table-cell office:value-type="float" office:value="581">
            <text:p>581</text:p>
          </table:table-cell>
          <table:table-cell office:value-type="string">
            <text:p>invisible-man.jpg</text:p>
          </table:table-cell>
          <table:table-cell office:value-type="string">
            <text:p>https://en.wikipedia.org/wiki/Invisible_Man</text:p>
          </table:table-cell>
          <table:table-cell table:number-columns-repeated="1014"/>
        </table:table-row>
        <table:table-row table:style-name="ro2">
          <table:table-cell office:value-type="string">
            <text:p>Medea</text:p>
          </table:table-cell>
          <table:table-cell office:value-type="string">
            <text:p>Euripides</text:p>
          </table:table-cell>
          <table:table-cell office:value-type="string">
            <text:p>431 BCE</text:p>
          </table:table-cell>
          <table:table-cell office:value-type="float" office:value="-431">
            <text:p>-431</text:p>
          </table:table-cell>
          <table:table-cell office:value-type="string">
            <text:p>Greece</text:p>
          </table:table-cell>
          <table:table-cell office:value-type="string">
            <text:p>Greek</text:p>
          </table:table-cell>
          <table:table-cell office:value-type="float" office:value="104">
            <text:p>104</text:p>
          </table:table-cell>
          <table:table-cell office:value-type="string">
            <text:p>medea.jpg</text:p>
          </table:table-cell>
          <table:table-cell office:value-type="string">
            <text:p>https://en.wikipedia.org/wiki/Medea_(play)</text:p>
          </table:table-cell>
          <table:table-cell table:number-columns-repeated="1014"/>
        </table:table-row>
        <table:table-row table:style-name="ro2">
          <table:table-cell office:value-type="string">
            <text:p>Absalom, Absalom!</text:p>
          </table:table-cell>
          <table:table-cell office:value-type="string">
            <text:p>William Faulkner</text:p>
          </table:table-cell>
          <table:table-cell table:number-columns-repeated="2" office:value-type="float" office:value="1936">
            <text:p>1936</text:p>
          </table:table-cell>
          <table:table-cell office:value-type="string">
            <text:p>United States</text:p>
          </table:table-cell>
          <table:table-cell office:value-type="string">
            <text:p>English</text:p>
          </table:table-cell>
          <table:table-cell office:value-type="float" office:value="313">
            <text:p>313</text:p>
          </table:table-cell>
          <table:table-cell office:value-type="string">
            <text:p>absalom-absalom.jpg</text:p>
          </table:table-cell>
          <table:table-cell office:value-type="string">
            <text:p>https://en.wikipedia.org/wiki/Absalom,_Absalom!</text:p>
          </table:table-cell>
          <table:table-cell table:number-columns-repeated="1014"/>
        </table:table-row>
        <table:table-row table:style-name="ro2">
          <table:table-cell office:value-type="string">
            <text:p>The Sound and the Fury</text:p>
          </table:table-cell>
          <table:table-cell office:value-type="string">
            <text:p>William Faulkner</text:p>
          </table:table-cell>
          <table:table-cell table:number-columns-repeated="2" office:value-type="float" office:value="1929">
            <text:p>1929</text:p>
          </table:table-cell>
          <table:table-cell office:value-type="string">
            <text:p>United States</text:p>
          </table:table-cell>
          <table:table-cell office:value-type="string">
            <text:p>English</text:p>
          </table:table-cell>
          <table:table-cell office:value-type="float" office:value="326">
            <text:p>326</text:p>
          </table:table-cell>
          <table:table-cell office:value-type="string">
            <text:p>the-sound-and-the-fury.jpg</text:p>
          </table:table-cell>
          <table:table-cell office:value-type="string">
            <text:p>https://en.wikipedia.org/wiki/The_Sound_and_the_Fury</text:p>
          </table:table-cell>
          <table:table-cell table:number-columns-repeated="1014"/>
        </table:table-row>
        <table:table-row table:style-name="ro2">
          <table:table-cell office:value-type="string">
            <text:p>Madame Bovary</text:p>
          </table:table-cell>
          <table:table-cell office:value-type="string">
            <text:p>Gustave Flaubert</text:p>
          </table:table-cell>
          <table:table-cell table:number-columns-repeated="2" office:value-type="float" office:value="1857">
            <text:p>1857</text:p>
          </table:table-cell>
          <table:table-cell office:value-type="string">
            <text:p>France</text:p>
          </table:table-cell>
          <table:table-cell office:value-type="string">
            <text:p>French</text:p>
          </table:table-cell>
          <table:table-cell office:value-type="float" office:value="528">
            <text:p>528</text:p>
          </table:table-cell>
          <table:table-cell office:value-type="string">
            <text:p>madame-bovary.jpg</text:p>
          </table:table-cell>
          <table:table-cell office:value-type="string">
            <text:p>https://en.wikipedia.org/wiki/Madame_Bovary</text:p>
          </table:table-cell>
          <table:table-cell table:number-columns-repeated="1014"/>
        </table:table-row>
        <table:table-row table:style-name="ro2">
          <table:table-cell office:value-type="string">
            <text:p>Sentimental Education</text:p>
          </table:table-cell>
          <table:table-cell office:value-type="string">
            <text:p>Gustave Flaubert</text:p>
          </table:table-cell>
          <table:table-cell table:number-columns-repeated="2" office:value-type="float" office:value="1869">
            <text:p>1869</text:p>
          </table:table-cell>
          <table:table-cell office:value-type="string">
            <text:p>France</text:p>
          </table:table-cell>
          <table:table-cell office:value-type="string">
            <text:p>French</text:p>
          </table:table-cell>
          <table:table-cell office:value-type="float" office:value="606">
            <text:p>606</text:p>
          </table:table-cell>
          <table:table-cell office:value-type="string">
            <text:p>l-education-sentimentale.jpg</text:p>
          </table:table-cell>
          <table:table-cell office:value-type="string">
            <text:p>https://en.wikipedia.org/wiki/Sentimental_Education</text:p>
          </table:table-cell>
          <table:table-cell table:number-columns-repeated="1014"/>
        </table:table-row>
        <table:table-row table:style-name="ro1">
          <table:table-cell office:value-type="string">
            <text:p>Gypsy Ballads</text:p>
          </table:table-cell>
          <table:table-cell office:value-type="string">
            <text:p>Federico García Lorca</text:p>
          </table:table-cell>
          <table:table-cell table:number-columns-repeated="2" office:value-type="float" office:value="1928">
            <text:p>1928</text:p>
          </table:table-cell>
          <table:table-cell office:value-type="string">
            <text:p>Spain</text:p>
          </table:table-cell>
          <table:table-cell office:value-type="string">
            <text:p>Spanish</text:p>
          </table:table-cell>
          <table:table-cell office:value-type="float" office:value="218">
            <text:p>218</text:p>
          </table:table-cell>
          <table:table-cell office:value-type="string">
            <text:p>gypsy-ballads.jpg</text:p>
          </table:table-cell>
          <table:table-cell office:value-type="string">
            <text:p>https://en.wikipedia.org/wiki/Gypsy_Ballads</text:p>
          </table:table-cell>
          <table:table-cell table:number-columns-repeated="1014"/>
        </table:table-row>
        <table:table-row table:style-name="ro2">
          <table:table-cell office:value-type="string">
            <text:p>One Hundred Years of Solitude</text:p>
          </table:table-cell>
          <table:table-cell office:value-type="string">
            <text:p>Gabriel García Márquez</text:p>
          </table:table-cell>
          <table:table-cell table:number-columns-repeated="2" office:value-type="float" office:value="1967">
            <text:p>1967</text:p>
          </table:table-cell>
          <table:table-cell office:value-type="string">
            <text:p>Colombia</text:p>
          </table:table-cell>
          <table:table-cell office:value-type="string">
            <text:p>Spanish</text:p>
          </table:table-cell>
          <table:table-cell office:value-type="float" office:value="417">
            <text:p>417</text:p>
          </table:table-cell>
          <table:table-cell office:value-type="string">
            <text:p>one-hundred-years-of-solitude.jpg</text:p>
          </table:table-cell>
          <table:table-cell office:value-type="string">
            <text:p>https://en.wikipedia.org/wiki/One_Hundred_Years_of_Solitude</text:p>
          </table:table-cell>
          <table:table-cell table:number-columns-repeated="1014"/>
        </table:table-row>
        <table:table-row table:style-name="ro2">
          <table:table-cell office:value-type="string">
            <text:p>Love in the Time of Cholera</text:p>
          </table:table-cell>
          <table:table-cell office:value-type="string">
            <text:p>Gabriel García Márquez</text:p>
          </table:table-cell>
          <table:table-cell table:number-columns-repeated="2" office:value-type="float" office:value="1985">
            <text:p>1985</text:p>
          </table:table-cell>
          <table:table-cell office:value-type="string">
            <text:p>Colombia</text:p>
          </table:table-cell>
          <table:table-cell office:value-type="string">
            <text:p>Spanish</text:p>
          </table:table-cell>
          <table:table-cell office:value-type="float" office:value="368">
            <text:p>368</text:p>
          </table:table-cell>
          <table:table-cell office:value-type="string">
            <text:p>love-in-the-time-of-cholera.jpg</text:p>
          </table:table-cell>
          <table:table-cell office:value-type="string">
            <text:p>https://en.wikipedia.org/wiki/Love_in_the_Time_of_Cholera</text:p>
          </table:table-cell>
          <table:table-cell table:number-columns-repeated="1014"/>
        </table:table-row>
        <table:table-row table:style-name="ro2">
          <table:table-cell office:value-type="string">
            <text:p>Faust</text:p>
          </table:table-cell>
          <table:table-cell office:value-type="string">
            <text:p>Johann Wolfgang von Goethe</text:p>
          </table:table-cell>
          <table:table-cell table:number-columns-repeated="2" office:value-type="float" office:value="1832">
            <text:p>1832</text:p>
          </table:table-cell>
          <table:table-cell office:value-type="string">
            <text:p>Saxe-Weimar</text:p>
          </table:table-cell>
          <table:table-cell office:value-type="string">
            <text:p>German</text:p>
          </table:table-cell>
          <table:table-cell office:value-type="float" office:value="158">
            <text:p>158</text:p>
          </table:table-cell>
          <table:table-cell office:value-type="string">
            <text:p>faust.jpg</text:p>
          </table:table-cell>
          <table:table-cell office:value-type="string">
            <text:p>https://en.wikipedia.org/wiki/Goethe%27s_Faust</text:p>
          </table:table-cell>
          <table:table-cell table:number-columns-repeated="1014"/>
        </table:table-row>
        <table:table-row table:style-name="ro1">
          <table:table-cell office:value-type="string">
            <text:p>Dead Souls</text:p>
          </table:table-cell>
          <table:table-cell office:value-type="string">
            <text:p>Nikolai Gogol</text:p>
          </table:table-cell>
          <table:table-cell table:number-columns-repeated="2" office:value-type="float" office:value="1842">
            <text:p>1842</text:p>
          </table:table-cell>
          <table:table-cell office:value-type="string">
            <text:p>Russia</text:p>
          </table:table-cell>
          <table:table-cell office:value-type="string">
            <text:p>Russian</text:p>
          </table:table-cell>
          <table:table-cell office:value-type="float" office:value="432">
            <text:p>432</text:p>
          </table:table-cell>
          <table:table-cell office:value-type="string">
            <text:p>dead-souls.jpg</text:p>
          </table:table-cell>
          <table:table-cell office:value-type="string">
            <text:p>https://en.wikipedia.org/wiki/Dead_Souls</text:p>
          </table:table-cell>
          <table:table-cell table:number-columns-repeated="1014"/>
        </table:table-row>
        <table:table-row table:style-name="ro1">
          <table:table-cell office:value-type="string">
            <text:p>The Tin Drum</text:p>
          </table:table-cell>
          <table:table-cell office:value-type="string">
            <text:p>Günter Grass</text:p>
          </table:table-cell>
          <table:table-cell table:number-columns-repeated="2" office:value-type="float" office:value="1959">
            <text:p>1959</text:p>
          </table:table-cell>
          <table:table-cell office:value-type="string">
            <text:p>Germany</text:p>
          </table:table-cell>
          <table:table-cell office:value-type="string">
            <text:p>German</text:p>
          </table:table-cell>
          <table:table-cell office:value-type="float" office:value="600">
            <text:p>600</text:p>
          </table:table-cell>
          <table:table-cell office:value-type="string">
            <text:p>the-tin-drum.jpg</text:p>
          </table:table-cell>
          <table:table-cell office:value-type="string">
            <text:p>https://en.wikipedia.org/wiki/The_Tin_Drum</text:p>
          </table:table-cell>
          <table:table-cell table:number-columns-repeated="1014"/>
        </table:table-row>
        <table:table-row table:style-name="ro2">
          <table:table-cell office:value-type="string">
            <text:p>The Devil to Pay in the Backlands</text:p>
          </table:table-cell>
          <table:table-cell office:value-type="string">
            <text:p>João Guimarães Rosa</text:p>
          </table:table-cell>
          <table:table-cell table:number-columns-repeated="2" office:value-type="float" office:value="1956">
            <text:p>1956</text:p>
          </table:table-cell>
          <table:table-cell office:value-type="string">
            <text:p>Brazil</text:p>
          </table:table-cell>
          <table:table-cell office:value-type="string">
            <text:p>Portuguese</text:p>
          </table:table-cell>
          <table:table-cell office:value-type="float" office:value="494">
            <text:p>494</text:p>
          </table:table-cell>
          <table:table-cell office:value-type="string">
            <text:p>the-devil-to-pay-in-the-backlands.jpg</text:p>
          </table:table-cell>
          <table:table-cell office:value-type="string">
            <text:p>https://en.wikipedia.org/wiki/The_Devil_to_Pay_in_the_Backlands</text:p>
          </table:table-cell>
          <table:table-cell table:number-columns-repeated="1014"/>
        </table:table-row>
        <table:table-row table:style-name="ro1">
          <table:table-cell office:value-type="string">
            <text:p>Hunger</text:p>
          </table:table-cell>
          <table:table-cell office:value-type="string">
            <text:p>Knut Hamsun</text:p>
          </table:table-cell>
          <table:table-cell table:number-columns-repeated="2" office:value-type="float" office:value="1890">
            <text:p>1890</text:p>
          </table:table-cell>
          <table:table-cell office:value-type="string">
            <text:p>Norway</text:p>
          </table:table-cell>
          <table:table-cell office:value-type="string">
            <text:p>Norwegian</text:p>
          </table:table-cell>
          <table:table-cell office:value-type="float" office:value="176">
            <text:p>176</text:p>
          </table:table-cell>
          <table:table-cell office:value-type="string">
            <text:p>hunger.jpg</text:p>
          </table:table-cell>
          <table:table-cell office:value-type="string">
            <text:p>https://en.wikipedia.org/wiki/Hunger_(Hamsun_novel)</text:p>
          </table:table-cell>
          <table:table-cell table:number-columns-repeated="1014"/>
        </table:table-row>
        <table:table-row table:style-name="ro2">
          <table:table-cell office:value-type="string">
            <text:p>The Old Man and the Sea</text:p>
          </table:table-cell>
          <table:table-cell office:value-type="string">
            <text:p>Ernest Hemingway</text:p>
          </table:table-cell>
          <table:table-cell table:number-columns-repeated="2" office:value-type="float" office:value="1952">
            <text:p>1952</text:p>
          </table:table-cell>
          <table:table-cell office:value-type="string">
            <text:p>United States</text:p>
          </table:table-cell>
          <table:table-cell office:value-type="string">
            <text:p>English</text:p>
          </table:table-cell>
          <table:table-cell office:value-type="float" office:value="128">
            <text:p>128</text:p>
          </table:table-cell>
          <table:table-cell office:value-type="string">
            <text:p>the-old-man-and-the-sea.jpg</text:p>
          </table:table-cell>
          <table:table-cell office:value-type="string">
            <text:p>https://en.wikipedia.org/wiki/The_Old_Man_and_the_Sea</text:p>
          </table:table-cell>
          <table:table-cell table:number-columns-repeated="1014"/>
        </table:table-row>
        <table:table-row table:style-name="ro1">
          <table:table-cell office:value-type="string">
            <text:p>Iliad</text:p>
          </table:table-cell>
          <table:table-cell office:value-type="string">
            <text:p>Homer</text:p>
          </table:table-cell>
          <table:table-cell office:value-type="string">
            <text:p>760-710 BCE</text:p>
          </table:table-cell>
          <table:table-cell office:value-type="float" office:value="-735">
            <text:p>-735</text:p>
          </table:table-cell>
          <table:table-cell office:value-type="string">
            <text:p>Greece</text:p>
          </table:table-cell>
          <table:table-cell office:value-type="string">
            <text:p>Greek</text:p>
          </table:table-cell>
          <table:table-cell office:value-type="float" office:value="608">
            <text:p>608</text:p>
          </table:table-cell>
          <table:table-cell office:value-type="string">
            <text:p>the-iliad-of-homer.jpg</text:p>
          </table:table-cell>
          <table:table-cell office:value-type="string">
            <text:p>https://en.wikipedia.org/wiki/Iliad</text:p>
          </table:table-cell>
          <table:table-cell table:number-columns-repeated="1014"/>
        </table:table-row>
        <table:table-row table:style-name="ro1">
          <table:table-cell office:value-type="string">
            <text:p>Odyssey</text:p>
          </table:table-cell>
          <table:table-cell office:value-type="string">
            <text:p>Homer</text:p>
          </table:table-cell>
          <table:table-cell office:value-type="string">
            <text:p>8th century BCE</text:p>
          </table:table-cell>
          <table:table-cell office:value-type="float" office:value="-800">
            <text:p>-800</text:p>
          </table:table-cell>
          <table:table-cell office:value-type="string">
            <text:p>Greece</text:p>
          </table:table-cell>
          <table:table-cell office:value-type="string">
            <text:p>Greek</text:p>
          </table:table-cell>
          <table:table-cell office:value-type="float" office:value="374">
            <text:p>374</text:p>
          </table:table-cell>
          <table:table-cell office:value-type="string">
            <text:p>the-odyssey-of-homer.jpg</text:p>
          </table:table-cell>
          <table:table-cell office:value-type="string">
            <text:p>https://en.wikipedia.org/wiki/Odyssey</text:p>
          </table:table-cell>
          <table:table-cell table:number-columns-repeated="1014"/>
        </table:table-row>
        <table:table-row table:style-name="ro1">
          <table:table-cell office:value-type="string">
            <text:p>A Doll's House</text:p>
          </table:table-cell>
          <table:table-cell office:value-type="string">
            <text:p>Henrik Ibsen</text:p>
          </table:table-cell>
          <table:table-cell table:number-columns-repeated="2" office:value-type="float" office:value="1879">
            <text:p>1879</text:p>
          </table:table-cell>
          <table:table-cell office:value-type="string">
            <text:p>Norway</text:p>
          </table:table-cell>
          <table:table-cell office:value-type="string">
            <text:p>Norwegian</text:p>
          </table:table-cell>
          <table:table-cell office:value-type="float" office:value="68">
            <text:p>68</text:p>
          </table:table-cell>
          <table:table-cell office:value-type="string">
            <text:p>a-Dolls-house.jpg</text:p>
          </table:table-cell>
          <table:table-cell office:value-type="string">
            <text:p>https://en.wikipedia.org/wiki/A_Doll%27s_House</text:p>
          </table:table-cell>
          <table:table-cell table:number-columns-repeated="1014"/>
        </table:table-row>
        <table:table-row table:style-name="ro1">
          <table:table-cell office:value-type="string">
            <text:p>Ulysses</text:p>
          </table:table-cell>
          <table:table-cell office:value-type="string">
            <text:p>James Joyce</text:p>
          </table:table-cell>
          <table:table-cell table:number-columns-repeated="2" office:value-type="float" office:value="1922">
            <text:p>1922</text:p>
          </table:table-cell>
          <table:table-cell office:value-type="string">
            <text:p>Irish Free State</text:p>
          </table:table-cell>
          <table:table-cell office:value-type="string">
            <text:p>English</text:p>
          </table:table-cell>
          <table:table-cell office:value-type="float" office:value="228">
            <text:p>228</text:p>
          </table:table-cell>
          <table:table-cell office:value-type="string">
            <text:p>ulysses.jpg</text:p>
          </table:table-cell>
          <table:table-cell office:value-type="string">
            <text:p>https://en.wikipedia.org/wiki/Ulysses_(novel)</text:p>
          </table:table-cell>
          <table:table-cell table:number-columns-repeated="1014"/>
        </table:table-row>
        <table:table-row table:style-name="ro2">
          <table:table-cell office:value-type="string">
            <text:p>Stories</text:p>
          </table:table-cell>
          <table:table-cell office:value-type="string">
            <text:p>Franz Kafka</text:p>
          </table:table-cell>
          <table:table-cell table:number-columns-repeated="2" office:value-type="float" office:value="1924">
            <text:p>1924</text:p>
          </table:table-cell>
          <table:table-cell office:value-type="string">
            <text:p>Czechoslovakia</text:p>
          </table:table-cell>
          <table:table-cell office:value-type="string">
            <text:p>German</text:p>
          </table:table-cell>
          <table:table-cell office:value-type="float" office:value="488">
            <text:p>488</text:p>
          </table:table-cell>
          <table:table-cell office:value-type="string">
            <text:p>stories-of-franz-kafka.jpg</text:p>
          </table:table-cell>
          <table:table-cell office:value-type="string">
            <text:p>https://en.wikipedia.org/wiki/Franz_Kafka_bibliography#Short_stories</text:p>
          </table:table-cell>
          <table:table-cell table:number-columns-repeated="1014"/>
        </table:table-row>
        <table:table-row table:style-name="ro1">
          <table:table-cell office:value-type="string">
            <text:p>The Trial</text:p>
          </table:table-cell>
          <table:table-cell office:value-type="string">
            <text:p>Franz Kafka</text:p>
          </table:table-cell>
          <table:table-cell table:number-columns-repeated="2" office:value-type="float" office:value="1925">
            <text:p>1925</text:p>
          </table:table-cell>
          <table:table-cell office:value-type="string">
            <text:p>Czechoslovakia</text:p>
          </table:table-cell>
          <table:table-cell office:value-type="string">
            <text:p>German</text:p>
          </table:table-cell>
          <table:table-cell office:value-type="float" office:value="160">
            <text:p>160</text:p>
          </table:table-cell>
          <table:table-cell office:value-type="string">
            <text:p>the-trial.jpg</text:p>
          </table:table-cell>
          <table:table-cell office:value-type="string">
            <text:p>https://en.wikipedia.org/wiki/The_Trial</text:p>
          </table:table-cell>
          <table:table-cell table:number-columns-repeated="1014"/>
        </table:table-row>
        <table:table-row table:style-name="ro1">
          <table:table-cell office:value-type="string">
            <text:p>The Castle</text:p>
          </table:table-cell>
          <table:table-cell office:value-type="string">
            <text:p>Franz Kafka</text:p>
          </table:table-cell>
          <table:table-cell table:number-columns-repeated="2" office:value-type="float" office:value="1926">
            <text:p>1926</text:p>
          </table:table-cell>
          <table:table-cell office:value-type="string">
            <text:p>Czechoslovakia</text:p>
          </table:table-cell>
          <table:table-cell office:value-type="string">
            <text:p>German</text:p>
          </table:table-cell>
          <table:table-cell office:value-type="float" office:value="352">
            <text:p>352</text:p>
          </table:table-cell>
          <table:table-cell office:value-type="string">
            <text:p>the-castle.jpg</text:p>
          </table:table-cell>
          <table:table-cell office:value-type="string">
            <text:p>https://en.wikipedia.org/wiki/The_Castle_(novel)</text:p>
          </table:table-cell>
          <table:table-cell table:number-columns-repeated="1014"/>
        </table:table-row>
        <table:table-row table:style-name="ro2">
          <table:table-cell office:value-type="string">
            <text:p>The recognition of Shakuntala</text:p>
          </table:table-cell>
          <table:table-cell office:value-type="string">
            <text:p>Kālidāsa</text:p>
          </table:table-cell>
          <table:table-cell office:value-type="string">
            <text:p>1st century BCE - 4th century CE</text:p>
          </table:table-cell>
          <table:table-cell office:value-type="float" office:value="150">
            <text:p>150</text:p>
          </table:table-cell>
          <table:table-cell office:value-type="string">
            <text:p>India</text:p>
          </table:table-cell>
          <table:table-cell office:value-type="string">
            <text:p>Sanskrit</text:p>
          </table:table-cell>
          <table:table-cell office:value-type="float" office:value="147">
            <text:p>147</text:p>
          </table:table-cell>
          <table:table-cell office:value-type="string">
            <text:p>the-recognition-of-shakuntala.jpg</text:p>
          </table:table-cell>
          <table:table-cell office:value-type="string">
            <text:p>https://en.wikipedia.org/wiki/Abhij%C3%B1%C4%81na%C5%9B%C4%81kuntalam</text:p>
          </table:table-cell>
          <table:table-cell table:number-columns-repeated="1014"/>
        </table:table-row>
        <table:table-row table:style-name="ro2">
          <table:table-cell office:value-type="string">
            <text:p>The Sound of the Mountain</text:p>
          </table:table-cell>
          <table:table-cell office:value-type="string">
            <text:p>Yasunari Kawabata</text:p>
          </table:table-cell>
          <table:table-cell table:number-columns-repeated="2" office:value-type="float" office:value="1954">
            <text:p>1954</text:p>
          </table:table-cell>
          <table:table-cell office:value-type="string">
            <text:p>Japan</text:p>
          </table:table-cell>
          <table:table-cell office:value-type="string">
            <text:p>Japanese</text:p>
          </table:table-cell>
          <table:table-cell office:value-type="float" office:value="288">
            <text:p>288</text:p>
          </table:table-cell>
          <table:table-cell office:value-type="string">
            <text:p>the-sound-of-the-mountain.jpg</text:p>
          </table:table-cell>
          <table:table-cell office:value-type="string">
            <text:p>https://en.wikipedia.org/wiki/The_Sound_of_the_Mountain</text:p>
          </table:table-cell>
          <table:table-cell table:number-columns-repeated="1014"/>
        </table:table-row>
        <table:table-row table:style-name="ro2">
          <table:table-cell office:value-type="string">
            <text:p>Zorba the Greek</text:p>
          </table:table-cell>
          <table:table-cell office:value-type="string">
            <text:p>Nikos Kazantzakis</text:p>
          </table:table-cell>
          <table:table-cell table:number-columns-repeated="2" office:value-type="float" office:value="1946">
            <text:p>1946</text:p>
          </table:table-cell>
          <table:table-cell office:value-type="string">
            <text:p>Greece</text:p>
          </table:table-cell>
          <table:table-cell office:value-type="string">
            <text:p>Greek</text:p>
          </table:table-cell>
          <table:table-cell office:value-type="float" office:value="368">
            <text:p>368</text:p>
          </table:table-cell>
          <table:table-cell office:value-type="string">
            <text:p>zorba-the-greek.jpg</text:p>
          </table:table-cell>
          <table:table-cell office:value-type="string">
            <text:p>https://en.wikipedia.org/wiki/Zorba_the_Greek</text:p>
          </table:table-cell>
          <table:table-cell table:number-columns-repeated="1014"/>
        </table:table-row>
        <table:table-row table:style-name="ro1">
          <table:table-cell office:value-type="string">
            <text:p>Sons and Lovers</text:p>
          </table:table-cell>
          <table:table-cell office:value-type="string">
            <text:p>D. H. Lawrence</text:p>
          </table:table-cell>
          <table:table-cell table:number-columns-repeated="2" office:value-type="float" office:value="1913">
            <text:p>1913</text:p>
          </table:table-cell>
          <table:table-cell office:value-type="string">
            <text:p>United Kingdom</text:p>
          </table:table-cell>
          <table:table-cell office:value-type="string">
            <text:p>English</text:p>
          </table:table-cell>
          <table:table-cell office:value-type="float" office:value="432">
            <text:p>432</text:p>
          </table:table-cell>
          <table:table-cell office:value-type="string">
            <text:p>sons-and-lovers.jpg</text:p>
          </table:table-cell>
          <table:table-cell office:value-type="string">
            <text:p>https://en.wikipedia.org/wiki/Sons_and_Lovers</text:p>
          </table:table-cell>
          <table:table-cell table:number-columns-repeated="1014"/>
        </table:table-row>
        <table:table-row table:style-name="ro1">
          <table:table-cell office:value-type="string">
            <text:p>Independent People</text:p>
          </table:table-cell>
          <table:table-cell office:value-type="string">
            <text:p>Halldór Laxness</text:p>
          </table:table-cell>
          <table:table-cell office:value-type="string">
            <text:p>1934-35</text:p>
          </table:table-cell>
          <table:table-cell office:value-type="float" office:value="1934">
            <text:p>1934</text:p>
          </table:table-cell>
          <table:table-cell office:value-type="string">
            <text:p>Iceland</text:p>
          </table:table-cell>
          <table:table-cell office:value-type="string">
            <text:p>Icelandic</text:p>
          </table:table-cell>
          <table:table-cell office:value-type="float" office:value="470">
            <text:p>470</text:p>
          </table:table-cell>
          <table:table-cell office:value-type="string">
            <text:p>independent-people.jpg</text:p>
          </table:table-cell>
          <table:table-cell office:value-type="string">
            <text:p>https://en.wikipedia.org/wiki/Independent_People</text:p>
          </table:table-cell>
          <table:table-cell table:number-columns-repeated="1014"/>
        </table:table-row>
        <table:table-row table:style-name="ro2">
          <table:table-cell office:value-type="string">
            <text:p>Poems</text:p>
          </table:table-cell>
          <table:table-cell office:value-type="string">
            <text:p>Giacomo Leopardi</text:p>
          </table:table-cell>
          <table:table-cell table:number-columns-repeated="2" office:value-type="float" office:value="1818">
            <text:p>1818</text:p>
          </table:table-cell>
          <table:table-cell office:value-type="string">
            <text:p>Italy</text:p>
          </table:table-cell>
          <table:table-cell office:value-type="string">
            <text:p>Italian</text:p>
          </table:table-cell>
          <table:table-cell office:value-type="float" office:value="184">
            <text:p>184</text:p>
          </table:table-cell>
          <table:table-cell office:value-type="string">
            <text:p>poems-giacomo-leopardi.jpg</text:p>
          </table:table-cell>
          <table:table-cell table:number-columns-repeated="1015"/>
        </table:table-row>
        <table:table-row table:style-name="ro1">
          <table:table-cell office:value-type="string">
            <text:p>The Golden Notebook</text:p>
          </table:table-cell>
          <table:table-cell office:value-type="string">
            <text:p>Doris Lessing</text:p>
          </table:table-cell>
          <table:table-cell table:number-columns-repeated="2" office:value-type="float" office:value="1962">
            <text:p>1962</text:p>
          </table:table-cell>
          <table:table-cell office:value-type="string">
            <text:p>United Kingdom</text:p>
          </table:table-cell>
          <table:table-cell office:value-type="string">
            <text:p>English</text:p>
          </table:table-cell>
          <table:table-cell office:value-type="float" office:value="688">
            <text:p>688</text:p>
          </table:table-cell>
          <table:table-cell office:value-type="string">
            <text:p>the-golden-notebook.jpg</text:p>
          </table:table-cell>
          <table:table-cell office:value-type="string">
            <text:p>https://en.wikipedia.org/wiki/The_Golden_Notebook</text:p>
          </table:table-cell>
          <table:table-cell table:number-columns-repeated="1014"/>
        </table:table-row>
        <table:table-row table:style-name="ro2">
          <table:table-cell office:value-type="string">
            <text:p>Pippi Longstocking</text:p>
          </table:table-cell>
          <table:table-cell office:value-type="string">
            <text:p>Astrid Lindgren</text:p>
          </table:table-cell>
          <table:table-cell table:number-columns-repeated="2" office:value-type="float" office:value="1945">
            <text:p>1945</text:p>
          </table:table-cell>
          <table:table-cell office:value-type="string">
            <text:p>Sweden</text:p>
          </table:table-cell>
          <table:table-cell office:value-type="string">
            <text:p>Swedish</text:p>
          </table:table-cell>
          <table:table-cell office:value-type="float" office:value="160">
            <text:p>160</text:p>
          </table:table-cell>
          <table:table-cell office:value-type="string">
            <text:p>pippi-longstocking.jpg</text:p>
          </table:table-cell>
          <table:table-cell office:value-type="string">
            <text:p>https://en.wikipedia.org/wiki/Pippi_Longstocking</text:p>
          </table:table-cell>
          <table:table-cell table:number-columns-repeated="1014"/>
        </table:table-row>
        <table:table-row table:style-name="ro2">
          <table:table-cell office:value-type="string">
            <text:p>Diary of a Madman</text:p>
          </table:table-cell>
          <table:table-cell office:value-type="string">
            <text:p>Lu Xun</text:p>
          </table:table-cell>
          <table:table-cell table:number-columns-repeated="2" office:value-type="float" office:value="1918">
            <text:p>1918</text:p>
          </table:table-cell>
          <table:table-cell office:value-type="string">
            <text:p>China</text:p>
          </table:table-cell>
          <table:table-cell office:value-type="string">
            <text:p>Chinese</text:p>
          </table:table-cell>
          <table:table-cell office:value-type="float" office:value="389">
            <text:p>389</text:p>
          </table:table-cell>
          <table:table-cell office:value-type="string">
            <text:p>diary-of-a-madman.jpg</text:p>
          </table:table-cell>
          <table:table-cell office:value-type="string">
            <text:p>https://en.wikipedia.org/wiki/A_Madman%27s_Diary</text:p>
          </table:table-cell>
          <table:table-cell table:number-columns-repeated="1014"/>
        </table:table-row>
        <table:table-row table:style-name="ro2">
          <table:table-cell office:value-type="string">
            <text:p>Children of Gebelawi</text:p>
          </table:table-cell>
          <table:table-cell office:value-type="string">
            <text:p>Naguib Mahfouz</text:p>
          </table:table-cell>
          <table:table-cell table:number-columns-repeated="2" office:value-type="float" office:value="1959">
            <text:p>1959</text:p>
          </table:table-cell>
          <table:table-cell office:value-type="string">
            <text:p>Egypt</text:p>
          </table:table-cell>
          <table:table-cell office:value-type="string">
            <text:p>Arabic</text:p>
          </table:table-cell>
          <table:table-cell office:value-type="float" office:value="355">
            <text:p>355</text:p>
          </table:table-cell>
          <table:table-cell office:value-type="string">
            <text:p>children-of-gebelawi.jpg</text:p>
          </table:table-cell>
          <table:table-cell office:value-type="string">
            <text:p>https://en.wikipedia.org/wiki/Children_of_Gebelawi</text:p>
          </table:table-cell>
          <table:table-cell table:number-columns-repeated="1014"/>
        </table:table-row>
        <table:table-row table:style-name="ro2">
          <table:table-cell office:value-type="string">
            <text:p>Buddenbrooks</text:p>
          </table:table-cell>
          <table:table-cell office:value-type="string">
            <text:p>Thomas Mann</text:p>
          </table:table-cell>
          <table:table-cell table:number-columns-repeated="2" office:value-type="float" office:value="1901">
            <text:p>1901</text:p>
          </table:table-cell>
          <table:table-cell office:value-type="string">
            <text:p>Germany</text:p>
          </table:table-cell>
          <table:table-cell office:value-type="string">
            <text:p>German</text:p>
          </table:table-cell>
          <table:table-cell office:value-type="float" office:value="736">
            <text:p>736</text:p>
          </table:table-cell>
          <table:table-cell office:value-type="string">
            <text:p>buddenbrooks.jpg</text:p>
          </table:table-cell>
          <table:table-cell office:value-type="string">
            <text:p>https://en.wikipedia.org/wiki/Buddenbrooks</text:p>
          </table:table-cell>
          <table:table-cell table:number-columns-repeated="1014"/>
        </table:table-row>
        <table:table-row table:style-name="ro1">
          <table:table-cell office:value-type="string">
            <text:p>The Magic Mountain</text:p>
          </table:table-cell>
          <table:table-cell office:value-type="string">
            <text:p>Thomas Mann</text:p>
          </table:table-cell>
          <table:table-cell table:number-columns-repeated="2" office:value-type="float" office:value="1924">
            <text:p>1924</text:p>
          </table:table-cell>
          <table:table-cell office:value-type="string">
            <text:p>Germany</text:p>
          </table:table-cell>
          <table:table-cell office:value-type="string">
            <text:p>German</text:p>
          </table:table-cell>
          <table:table-cell office:value-type="float" office:value="720">
            <text:p>720</text:p>
          </table:table-cell>
          <table:table-cell office:value-type="string">
            <text:p>the-magic-mountain.jpg</text:p>
          </table:table-cell>
          <table:table-cell office:value-type="string">
            <text:p>https://en.wikipedia.org/wiki/The_Magic_Mountain</text:p>
          </table:table-cell>
          <table:table-cell table:number-columns-repeated="1014"/>
        </table:table-row>
        <table:table-row table:style-name="ro2">
          <table:table-cell office:value-type="string">
            <text:p>Moby Dick</text:p>
          </table:table-cell>
          <table:table-cell office:value-type="string">
            <text:p>Herman Melville</text:p>
          </table:table-cell>
          <table:table-cell table:number-columns-repeated="2" office:value-type="float" office:value="1851">
            <text:p>1851</text:p>
          </table:table-cell>
          <table:table-cell office:value-type="string">
            <text:p>United States</text:p>
          </table:table-cell>
          <table:table-cell office:value-type="string">
            <text:p>English</text:p>
          </table:table-cell>
          <table:table-cell office:value-type="float" office:value="378">
            <text:p>378</text:p>
          </table:table-cell>
          <table:table-cell office:value-type="string">
            <text:p>moby-dick.jpg</text:p>
          </table:table-cell>
          <table:table-cell office:value-type="string">
            <text:p>https://en.wikipedia.org/wiki/Moby-Dick</text:p>
          </table:table-cell>
          <table:table-cell table:number-columns-repeated="1014"/>
        </table:table-row>
        <table:table-row table:style-name="ro2">
          <table:table-cell office:value-type="string">
            <text:p>Essays</text:p>
          </table:table-cell>
          <table:table-cell office:value-type="string">
            <text:p>Michel de Montaigne</text:p>
          </table:table-cell>
          <table:table-cell table:number-columns-repeated="2" office:value-type="float" office:value="1595">
            <text:p>1595</text:p>
          </table:table-cell>
          <table:table-cell office:value-type="string">
            <text:p>France</text:p>
          </table:table-cell>
          <table:table-cell office:value-type="string">
            <text:p>French</text:p>
          </table:table-cell>
          <table:table-cell office:value-type="float" office:value="404">
            <text:p>404</text:p>
          </table:table-cell>
          <table:table-cell office:value-type="string">
            <text:p>essais.jpg</text:p>
          </table:table-cell>
          <table:table-cell office:value-type="string">
            <text:p>https://en.wikipedia.org/wiki/Essays_(Montaigne)</text:p>
          </table:table-cell>
          <table:table-cell table:number-columns-repeated="1014"/>
        </table:table-row>
        <table:table-row table:style-name="ro1">
          <table:table-cell office:value-type="string">
            <text:p>History</text:p>
          </table:table-cell>
          <table:table-cell office:value-type="string">
            <text:p>Elsa Morante</text:p>
          </table:table-cell>
          <table:table-cell table:number-columns-repeated="2" office:value-type="float" office:value="1974">
            <text:p>1974</text:p>
          </table:table-cell>
          <table:table-cell office:value-type="string">
            <text:p>Italy</text:p>
          </table:table-cell>
          <table:table-cell office:value-type="string">
            <text:p>Italian</text:p>
          </table:table-cell>
          <table:table-cell office:value-type="float" office:value="600">
            <text:p>600</text:p>
          </table:table-cell>
          <table:table-cell office:value-type="string">
            <text:p>history.jpg</text:p>
          </table:table-cell>
          <table:table-cell office:value-type="string">
            <text:p>https://en.wikipedia.org/wiki/History_(novel)</text:p>
          </table:table-cell>
          <table:table-cell table:number-columns-repeated="1014"/>
        </table:table-row>
        <table:table-row table:style-name="ro1">
          <table:table-cell office:value-type="string">
            <text:p>Beloved</text:p>
          </table:table-cell>
          <table:table-cell office:value-type="string">
            <text:p>Toni Morrison</text:p>
          </table:table-cell>
          <table:table-cell table:number-columns-repeated="2" office:value-type="float" office:value="1987">
            <text:p>1987</text:p>
          </table:table-cell>
          <table:table-cell office:value-type="string">
            <text:p>United States</text:p>
          </table:table-cell>
          <table:table-cell office:value-type="string">
            <text:p>English</text:p>
          </table:table-cell>
          <table:table-cell office:value-type="float" office:value="321">
            <text:p>321</text:p>
          </table:table-cell>
          <table:table-cell office:value-type="string">
            <text:p>beloved.jpg</text:p>
          </table:table-cell>
          <table:table-cell office:value-type="string">
            <text:p>https://en.wikipedia.org/wiki/Beloved_(novel)</text:p>
          </table:table-cell>
          <table:table-cell table:number-columns-repeated="1014"/>
        </table:table-row>
        <table:table-row table:style-name="ro2">
          <table:table-cell office:value-type="string">
            <text:p>The Tale of Genji</text:p>
          </table:table-cell>
          <table:table-cell office:value-type="string">
            <text:p>Murasaki Shikibu</text:p>
          </table:table-cell>
          <table:table-cell office:value-type="string">
            <text:p>1000-1012</text:p>
          </table:table-cell>
          <table:table-cell office:value-type="float" office:value="1006">
            <text:p>1006</text:p>
          </table:table-cell>
          <table:table-cell office:value-type="string">
            <text:p>Japan</text:p>
          </table:table-cell>
          <table:table-cell office:value-type="string">
            <text:p>Japanese</text:p>
          </table:table-cell>
          <table:table-cell office:value-type="float" office:value="1360">
            <text:p>1360</text:p>
          </table:table-cell>
          <table:table-cell office:value-type="string">
            <text:p>the-tale-of-genji.jpg</text:p>
          </table:table-cell>
          <table:table-cell office:value-type="string">
            <text:p>https://en.wikipedia.org/wiki/The_Tale_of_Genji</text:p>
          </table:table-cell>
          <table:table-cell table:number-columns-repeated="1014"/>
        </table:table-row>
        <table:table-row table:style-name="ro1">
          <table:table-cell office:value-type="string">
            <text:p>The Man Without Qualities</text:p>
          </table:table-cell>
          <table:table-cell office:value-type="string">
            <text:p>Robert Musil</text:p>
          </table:table-cell>
          <table:table-cell office:value-type="string">
            <text:p>1930-32</text:p>
          </table:table-cell>
          <table:table-cell office:value-type="float" office:value="1931">
            <text:p>1931</text:p>
          </table:table-cell>
          <table:table-cell office:value-type="string">
            <text:p>Austria</text:p>
          </table:table-cell>
          <table:table-cell office:value-type="string">
            <text:p>German</text:p>
          </table:table-cell>
          <table:table-cell office:value-type="float" office:value="365">
            <text:p>365</text:p>
          </table:table-cell>
          <table:table-cell office:value-type="string">
            <text:p>the-man-without-qualities.jpg</text:p>
          </table:table-cell>
          <table:table-cell office:value-type="string">
            <text:p>https://en.wikipedia.org/wiki/The_Man_Without_Qualities</text:p>
          </table:table-cell>
          <table:table-cell table:number-columns-repeated="1014"/>
        </table:table-row>
        <table:table-row table:style-name="ro2">
          <table:table-cell office:value-type="string">
            <text:p>Lolita</text:p>
          </table:table-cell>
          <table:table-cell office:value-type="string">
            <text:p>Vladimir Nabokov</text:p>
          </table:table-cell>
          <table:table-cell table:number-columns-repeated="2" office:value-type="float" office:value="1955">
            <text:p>1955</text:p>
          </table:table-cell>
          <table:table-cell office:value-type="string">
            <text:p>Russia/United States</text:p>
          </table:table-cell>
          <table:table-cell office:value-type="string">
            <text:p>English</text:p>
          </table:table-cell>
          <table:table-cell office:value-type="float" office:value="317">
            <text:p>317</text:p>
          </table:table-cell>
          <table:table-cell office:value-type="string">
            <text:p>lolita.jpg</text:p>
          </table:table-cell>
          <table:table-cell office:value-type="string">
            <text:p>https://en.wikipedia.org/wiki/Lolita</text:p>
          </table:table-cell>
          <table:table-cell table:number-columns-repeated="1014"/>
        </table:table-row>
        <table:table-row table:style-name="ro1">
          <table:table-cell office:value-type="string">
            <text:p>Nineteen Eighty-Four</text:p>
          </table:table-cell>
          <table:table-cell office:value-type="string">
            <text:p>George Orwell</text:p>
          </table:table-cell>
          <table:table-cell table:number-columns-repeated="2" office:value-type="float" office:value="1949">
            <text:p>1949</text:p>
          </table:table-cell>
          <table:table-cell office:value-type="string">
            <text:p>United Kingdom</text:p>
          </table:table-cell>
          <table:table-cell office:value-type="string">
            <text:p>English</text:p>
          </table:table-cell>
          <table:table-cell office:value-type="float" office:value="272">
            <text:p>272</text:p>
          </table:table-cell>
          <table:table-cell office:value-type="string">
            <text:p>nineteen-eighty-four.jpg</text:p>
          </table:table-cell>
          <table:table-cell office:value-type="string">
            <text:p>https://en.wikipedia.org/wiki/Nineteen_Eighty-Four</text:p>
          </table:table-cell>
          <table:table-cell table:number-columns-repeated="1014"/>
        </table:table-row>
        <table:table-row table:style-name="ro2">
          <table:table-cell office:value-type="string">
            <text:p>Metamorphoses</text:p>
          </table:table-cell>
          <table:table-cell office:value-type="string">
            <text:p>Ovid</text:p>
          </table:table-cell>
          <table:table-cell office:value-type="string">
            <text:p>1st century CE</text:p>
          </table:table-cell>
          <table:table-cell office:value-type="float" office:value="100">
            <text:p>100</text:p>
          </table:table-cell>
          <table:table-cell office:value-type="string">
            <text:p>Roman Empire</text:p>
          </table:table-cell>
          <table:table-cell office:value-type="string">
            <text:p>Classical Latin</text:p>
          </table:table-cell>
          <table:table-cell office:value-type="float" office:value="576">
            <text:p>576</text:p>
          </table:table-cell>
          <table:table-cell office:value-type="string">
            <text:p>the-metamorphoses-of-ovid.jpg</text:p>
          </table:table-cell>
          <table:table-cell office:value-type="string">
            <text:p>https://en.wikipedia.org/wiki/Metamorphoses</text:p>
          </table:table-cell>
          <table:table-cell table:number-columns-repeated="1014"/>
        </table:table-row>
        <table:table-row table:style-name="ro1">
          <table:table-cell office:value-type="string">
            <text:p>The Book of Disquiet</text:p>
          </table:table-cell>
          <table:table-cell office:value-type="string">
            <text:p>Fernando Pessoa</text:p>
          </table:table-cell>
          <table:table-cell table:number-columns-repeated="2" office:value-type="float" office:value="1928">
            <text:p>1928</text:p>
          </table:table-cell>
          <table:table-cell office:value-type="string">
            <text:p>Portugal</text:p>
          </table:table-cell>
          <table:table-cell office:value-type="string">
            <text:p>Portuguese</text:p>
          </table:table-cell>
          <table:table-cell office:value-type="float" office:value="272">
            <text:p>272</text:p>
          </table:table-cell>
          <table:table-cell office:value-type="string">
            <text:p>the-book-of-disquiet.jpg</text:p>
          </table:table-cell>
          <table:table-cell office:value-type="string">
            <text:p>https://en.wikipedia.org/wiki/The_Book_of_Disquiet</text:p>
          </table:table-cell>
          <table:table-cell table:number-columns-repeated="1014"/>
        </table:table-row>
        <table:table-row table:style-name="ro2">
          <table:table-cell office:value-type="string">
            <text:p>Tales</text:p>
          </table:table-cell>
          <table:table-cell office:value-type="string">
            <text:p>Edgar Allan Poe</text:p>
          </table:table-cell>
          <table:table-cell office:value-type="string">
            <text:p>19th century</text:p>
          </table:table-cell>
          <table:table-cell office:value-type="float" office:value="1950">
            <text:p>1950</text:p>
          </table:table-cell>
          <table:table-cell office:value-type="string">
            <text:p>United States</text:p>
          </table:table-cell>
          <table:table-cell office:value-type="string">
            <text:p>English</text:p>
          </table:table-cell>
          <table:table-cell office:value-type="float" office:value="842">
            <text:p>842</text:p>
          </table:table-cell>
          <table:table-cell office:value-type="string">
            <text:p>tales-and-poems-of-edgar-allan-poe.jpg</text:p>
          </table:table-cell>
          <table:table-cell office:value-type="string">
            <text:p>https://en.wikipedia.org/wiki/Edgar_Allan_Poe_bibliography#Tales</text:p>
          </table:table-cell>
          <table:table-cell table:number-columns-repeated="1014"/>
        </table:table-row>
        <table:table-row table:style-name="ro2">
          <table:table-cell office:value-type="string">
            <text:p>In Search of Lost Time</text:p>
          </table:table-cell>
          <table:table-cell office:value-type="string">
            <text:p>Marcel Proust</text:p>
          </table:table-cell>
          <table:table-cell office:value-type="string">
            <text:p>1913-27</text:p>
          </table:table-cell>
          <table:table-cell office:value-type="float" office:value="1920">
            <text:p>1920</text:p>
          </table:table-cell>
          <table:table-cell office:value-type="string">
            <text:p>France</text:p>
          </table:table-cell>
          <table:table-cell office:value-type="string">
            <text:p>French</text:p>
          </table:table-cell>
          <table:table-cell office:value-type="float" office:value="2408">
            <text:p>2408</text:p>
          </table:table-cell>
          <table:table-cell office:value-type="string">
            <text:p>a-la-recherche-du-temps-perdu.jpg</text:p>
          </table:table-cell>
          <table:table-cell office:value-type="string">
            <text:p>https://en.wikipedia.org/wiki/In_Search_of_Lost_Time</text:p>
          </table:table-cell>
          <table:table-cell table:number-columns-repeated="1014"/>
        </table:table-row>
        <table:table-row table:style-name="ro2">
          <table:table-cell office:value-type="string">
            <text:p>Gargantua and Pantagruel</text:p>
          </table:table-cell>
          <table:table-cell office:value-type="string">
            <text:p>François Rabelais</text:p>
          </table:table-cell>
          <table:table-cell office:value-type="string">
            <text:p>1532-34</text:p>
          </table:table-cell>
          <table:table-cell office:value-type="float" office:value="1533">
            <text:p>1533</text:p>
          </table:table-cell>
          <table:table-cell office:value-type="string">
            <text:p>France</text:p>
          </table:table-cell>
          <table:table-cell office:value-type="string">
            <text:p>French</text:p>
          </table:table-cell>
          <table:table-cell office:value-type="float" office:value="623">
            <text:p>623</text:p>
          </table:table-cell>
          <table:table-cell office:value-type="string">
            <text:p>gargantua-and-pantagruel.jpg</text:p>
          </table:table-cell>
          <table:table-cell office:value-type="string">
            <text:p>https://en.wikipedia.org/wiki/Gargantua_and_Pantagruel</text:p>
          </table:table-cell>
          <table:table-cell table:number-columns-repeated="1014"/>
        </table:table-row>
        <table:table-row table:style-name="ro2">
          <table:table-cell office:value-type="string">
            <text:p>Pedro Páramo</text:p>
          </table:table-cell>
          <table:table-cell office:value-type="string">
            <text:p>Juan Rulfo</text:p>
          </table:table-cell>
          <table:table-cell table:number-columns-repeated="2" office:value-type="float" office:value="1955">
            <text:p>1955</text:p>
          </table:table-cell>
          <table:table-cell office:value-type="string">
            <text:p>Mexico</text:p>
          </table:table-cell>
          <table:table-cell office:value-type="string">
            <text:p>Spanish</text:p>
          </table:table-cell>
          <table:table-cell office:value-type="float" office:value="124">
            <text:p>124</text:p>
          </table:table-cell>
          <table:table-cell office:value-type="string">
            <text:p>pedro-páramo.jpg</text:p>
          </table:table-cell>
          <table:table-cell office:value-type="string">
            <text:p>https://en.wikipedia.org/wiki/Pedro_P%C3%A1ramo</text:p>
          </table:table-cell>
          <table:table-cell table:number-columns-repeated="1014"/>
        </table:table-row>
        <table:table-row table:style-name="ro2">
          <table:table-cell office:value-type="string">
            <text:p>The Masnavi</text:p>
          </table:table-cell>
          <table:table-cell office:value-type="string">
            <text:p>Rumi</text:p>
          </table:table-cell>
          <table:table-cell office:value-type="string">
            <text:p>1258-73</text:p>
          </table:table-cell>
          <table:table-cell office:value-type="float" office:value="1236">
            <text:p>1236</text:p>
          </table:table-cell>
          <table:table-cell office:value-type="string">
            <text:p>Sultanate of Rum</text:p>
          </table:table-cell>
          <table:table-cell office:value-type="string">
            <text:p>Persian</text:p>
          </table:table-cell>
          <table:table-cell office:value-type="float" office:value="438">
            <text:p>438</text:p>
          </table:table-cell>
          <table:table-cell office:value-type="string">
            <text:p>the-masnavi.jpg</text:p>
          </table:table-cell>
          <table:table-cell office:value-type="string">
            <text:p>https://en.wikipedia.org/wiki/Masnavi</text:p>
          </table:table-cell>
          <table:table-cell table:number-columns-repeated="1014"/>
        </table:table-row>
        <table:table-row table:style-name="ro1">
          <table:table-cell office:value-type="string">
            <text:p>Midnight's Children</text:p>
          </table:table-cell>
          <table:table-cell office:value-type="string">
            <text:p>Salman Rushdie</text:p>
          </table:table-cell>
          <table:table-cell table:number-columns-repeated="2" office:value-type="float" office:value="1981">
            <text:p>1981</text:p>
          </table:table-cell>
          <table:table-cell office:value-type="string">
            <text:p>United Kingdom, India</text:p>
          </table:table-cell>
          <table:table-cell office:value-type="string">
            <text:p>English</text:p>
          </table:table-cell>
          <table:table-cell office:value-type="float" office:value="536">
            <text:p>536</text:p>
          </table:table-cell>
          <table:table-cell office:value-type="string">
            <text:p>midnights-children.jpg</text:p>
          </table:table-cell>
          <table:table-cell office:value-type="string">
            <text:p>https://en.wikipedia.org/wiki/Midnight%27s_Children</text:p>
          </table:table-cell>
          <table:table-cell table:number-columns-repeated="1014"/>
        </table:table-row>
        <table:table-row table:style-name="ro2">
          <table:table-cell office:value-type="string">
            <text:p>Bostan</text:p>
          </table:table-cell>
          <table:table-cell office:value-type="string">
            <text:p>Saadi</text:p>
          </table:table-cell>
          <table:table-cell table:number-columns-repeated="2" office:value-type="float" office:value="1257">
            <text:p>1257</text:p>
          </table:table-cell>
          <table:table-cell office:value-type="string">
            <text:p>Persia, Persian Empire</text:p>
          </table:table-cell>
          <table:table-cell office:value-type="string">
            <text:p>Persian</text:p>
          </table:table-cell>
          <table:table-cell office:value-type="float" office:value="298">
            <text:p>298</text:p>
          </table:table-cell>
          <table:table-cell office:value-type="string">
            <text:p>bostan.jpg</text:p>
          </table:table-cell>
          <table:table-cell office:value-type="string">
            <text:p>https://en.wikipedia.org/wiki/Bustan_(book)</text:p>
          </table:table-cell>
          <table:table-cell table:number-columns-repeated="1014"/>
        </table:table-row>
        <table:table-row table:style-name="ro2">
          <table:table-cell office:value-type="string">
            <text:p>Season of Migration to the North</text:p>
          </table:table-cell>
          <table:table-cell office:value-type="string">
            <text:p>Tayeb Salih</text:p>
          </table:table-cell>
          <table:table-cell table:number-columns-repeated="2" office:value-type="float" office:value="1966">
            <text:p>1966</text:p>
          </table:table-cell>
          <table:table-cell office:value-type="string">
            <text:p>Sudan</text:p>
          </table:table-cell>
          <table:table-cell office:value-type="string">
            <text:p>Arabic</text:p>
          </table:table-cell>
          <table:table-cell office:value-type="float" office:value="139">
            <text:p>139</text:p>
          </table:table-cell>
          <table:table-cell office:value-type="string">
            <text:p>season-of-migration-to-the-north.jpg</text:p>
          </table:table-cell>
          <table:table-cell office:value-type="string">
            <text:p>https://en.wikipedia.org/wiki/Season_of_Migration_to_the_North</text:p>
          </table:table-cell>
          <table:table-cell table:number-columns-repeated="1014"/>
        </table:table-row>
        <table:table-row table:style-name="ro1">
          <table:table-cell office:value-type="string">
            <text:p>Blindness</text:p>
          </table:table-cell>
          <table:table-cell office:value-type="string">
            <text:p>José Saramago</text:p>
          </table:table-cell>
          <table:table-cell table:number-columns-repeated="2" office:value-type="float" office:value="1995">
            <text:p>1995</text:p>
          </table:table-cell>
          <table:table-cell office:value-type="string">
            <text:p>Portugal</text:p>
          </table:table-cell>
          <table:table-cell office:value-type="string">
            <text:p>Portuguese</text:p>
          </table:table-cell>
          <table:table-cell office:value-type="float" office:value="352">
            <text:p>352</text:p>
          </table:table-cell>
          <table:table-cell office:value-type="string">
            <text:p>blindness.jpg</text:p>
          </table:table-cell>
          <table:table-cell office:value-type="string">
            <text:p>https://en.wikipedia.org/wiki/Blindness_(novel)</text:p>
          </table:table-cell>
          <table:table-cell table:number-columns-repeated="1014"/>
        </table:table-row>
        <table:table-row table:style-name="ro1">
          <table:table-cell office:value-type="string">
            <text:p>Hamlet</text:p>
          </table:table-cell>
          <table:table-cell office:value-type="string">
            <text:p>William Shakespeare</text:p>
          </table:table-cell>
          <table:table-cell table:number-columns-repeated="2" office:value-type="float" office:value="1603">
            <text:p>1603</text:p>
          </table:table-cell>
          <table:table-cell office:value-type="string">
            <text:p>England</text:p>
          </table:table-cell>
          <table:table-cell office:value-type="string">
            <text:p>English</text:p>
          </table:table-cell>
          <table:table-cell office:value-type="float" office:value="432">
            <text:p>432</text:p>
          </table:table-cell>
          <table:table-cell office:value-type="string">
            <text:p>hamlet.jpg</text:p>
          </table:table-cell>
          <table:table-cell office:value-type="string">
            <text:p>https://en.wikipedia.org/wiki/Hamlet</text:p>
          </table:table-cell>
          <table:table-cell table:number-columns-repeated="1014"/>
        </table:table-row>
        <table:table-row table:style-name="ro1">
          <table:table-cell office:value-type="string">
            <text:p>King Lear</text:p>
          </table:table-cell>
          <table:table-cell office:value-type="string">
            <text:p>William Shakespeare</text:p>
          </table:table-cell>
          <table:table-cell table:number-columns-repeated="2" office:value-type="float" office:value="1608">
            <text:p>1608</text:p>
          </table:table-cell>
          <table:table-cell office:value-type="string">
            <text:p>England</text:p>
          </table:table-cell>
          <table:table-cell office:value-type="string">
            <text:p>English</text:p>
          </table:table-cell>
          <table:table-cell office:value-type="float" office:value="384">
            <text:p>384</text:p>
          </table:table-cell>
          <table:table-cell office:value-type="string">
            <text:p>king-lear.jpg</text:p>
          </table:table-cell>
          <table:table-cell office:value-type="string">
            <text:p>https://en.wikipedia.org/wiki/King_Lear</text:p>
          </table:table-cell>
          <table:table-cell table:number-columns-repeated="1014"/>
        </table:table-row>
        <table:table-row table:style-name="ro1">
          <table:table-cell office:value-type="string">
            <text:p>Othello</text:p>
          </table:table-cell>
          <table:table-cell office:value-type="string">
            <text:p>William Shakespeare</text:p>
          </table:table-cell>
          <table:table-cell table:number-columns-repeated="2" office:value-type="float" office:value="1609">
            <text:p>1609</text:p>
          </table:table-cell>
          <table:table-cell office:value-type="string">
            <text:p>England</text:p>
          </table:table-cell>
          <table:table-cell office:value-type="string">
            <text:p>English</text:p>
          </table:table-cell>
          <table:table-cell office:value-type="float" office:value="314">
            <text:p>314</text:p>
          </table:table-cell>
          <table:table-cell office:value-type="string">
            <text:p>othello.jpg</text:p>
          </table:table-cell>
          <table:table-cell office:value-type="string">
            <text:p>https://en.wikipedia.org/wiki/Othello</text:p>
          </table:table-cell>
          <table:table-cell table:number-columns-repeated="1014"/>
        </table:table-row>
        <table:table-row table:style-name="ro1">
          <table:table-cell office:value-type="string">
            <text:p>Oedipus the King</text:p>
          </table:table-cell>
          <table:table-cell office:value-type="string">
            <text:p>Sophocles</text:p>
          </table:table-cell>
          <table:table-cell office:value-type="string">
            <text:p>430 BCE</text:p>
          </table:table-cell>
          <table:table-cell office:value-type="float" office:value="-430">
            <text:p>-430</text:p>
          </table:table-cell>
          <table:table-cell office:value-type="string">
            <text:p>Greece</text:p>
          </table:table-cell>
          <table:table-cell office:value-type="string">
            <text:p>Greek</text:p>
          </table:table-cell>
          <table:table-cell office:value-type="float" office:value="88">
            <text:p>88</text:p>
          </table:table-cell>
          <table:table-cell office:value-type="string">
            <text:p>oedipus-the-king.jpg</text:p>
          </table:table-cell>
          <table:table-cell office:value-type="string">
            <text:p>https://en.wikipedia.org/wiki/Oedipus_the_King</text:p>
          </table:table-cell>
          <table:table-cell table:number-columns-repeated="1014"/>
        </table:table-row>
        <table:table-row table:style-name="ro2">
          <table:table-cell office:value-type="string">
            <text:p>The Red and the Black</text:p>
          </table:table-cell>
          <table:table-cell office:value-type="string">
            <text:p>Stendhal</text:p>
          </table:table-cell>
          <table:table-cell table:number-columns-repeated="2" office:value-type="float" office:value="1830">
            <text:p>1830</text:p>
          </table:table-cell>
          <table:table-cell office:value-type="string">
            <text:p>France</text:p>
          </table:table-cell>
          <table:table-cell office:value-type="string">
            <text:p>French</text:p>
          </table:table-cell>
          <table:table-cell office:value-type="float" office:value="576">
            <text:p>576</text:p>
          </table:table-cell>
          <table:table-cell office:value-type="string">
            <text:p>le-rouge-et-le-noir.jpg</text:p>
          </table:table-cell>
          <table:table-cell office:value-type="string">
            <text:p>https://en.wikipedia.org/wiki/The_Red_and_the_Black</text:p>
          </table:table-cell>
          <table:table-cell table:number-columns-repeated="1014"/>
        </table:table-row>
        <table:table-row table:style-name="ro2">
          <table:table-cell office:value-type="string">
            <text:p>The Life And Opinions of Tristram Shandy</text:p>
          </table:table-cell>
          <table:table-cell office:value-type="string">
            <text:p>Laurence Sterne</text:p>
          </table:table-cell>
          <table:table-cell table:number-columns-repeated="2" office:value-type="float" office:value="1760">
            <text:p>1760</text:p>
          </table:table-cell>
          <table:table-cell office:value-type="string">
            <text:p>England</text:p>
          </table:table-cell>
          <table:table-cell office:value-type="string">
            <text:p>English</text:p>
          </table:table-cell>
          <table:table-cell office:value-type="float" office:value="640">
            <text:p>640</text:p>
          </table:table-cell>
          <table:table-cell office:value-type="string">
            <text:p>the-life-and-opinions-of-tristram-shandy.jpg</text:p>
          </table:table-cell>
          <table:table-cell office:value-type="string">
            <text:p>https://en.wikipedia.org/wiki/The_Life_and_Opinions_of_Tristram_Shandy,_Gentleman</text:p>
          </table:table-cell>
          <table:table-cell table:number-columns-repeated="1014"/>
        </table:table-row>
        <table:table-row table:style-name="ro2">
          <table:table-cell office:value-type="string">
            <text:p>Confessions of Zeno</text:p>
          </table:table-cell>
          <table:table-cell office:value-type="string">
            <text:p>Italo Svevo</text:p>
          </table:table-cell>
          <table:table-cell table:number-columns-repeated="2" office:value-type="float" office:value="1923">
            <text:p>1923</text:p>
          </table:table-cell>
          <table:table-cell office:value-type="string">
            <text:p>Italy</text:p>
          </table:table-cell>
          <table:table-cell office:value-type="string">
            <text:p>Italian</text:p>
          </table:table-cell>
          <table:table-cell office:value-type="float" office:value="412">
            <text:p>412</text:p>
          </table:table-cell>
          <table:table-cell office:value-type="string">
            <text:p>confessions-of-zeno.jpg</text:p>
          </table:table-cell>
          <table:table-cell office:value-type="string">
            <text:p>https://en.wikipedia.org/wiki/Zeno%27s_Conscience</text:p>
          </table:table-cell>
          <table:table-cell table:number-columns-repeated="1014"/>
        </table:table-row>
        <table:table-row table:style-name="ro2">
          <table:table-cell office:value-type="string">
            <text:p>Gulliver's Travels</text:p>
          </table:table-cell>
          <table:table-cell office:value-type="string">
            <text:p>Jonathan Swift</text:p>
          </table:table-cell>
          <table:table-cell table:number-columns-repeated="2" office:value-type="float" office:value="1726">
            <text:p>1726</text:p>
          </table:table-cell>
          <table:table-cell office:value-type="string">
            <text:p>Ireland</text:p>
          </table:table-cell>
          <table:table-cell office:value-type="string">
            <text:p>English</text:p>
          </table:table-cell>
          <table:table-cell office:value-type="float" office:value="178">
            <text:p>178</text:p>
          </table:table-cell>
          <table:table-cell office:value-type="string">
            <text:p>gullivers-travels.jpg</text:p>
          </table:table-cell>
          <table:table-cell office:value-type="string">
            <text:p>https://en.wikipedia.org/wiki/Gulliver%27s_Travels</text:p>
          </table:table-cell>
          <table:table-cell table:number-columns-repeated="1014"/>
        </table:table-row>
        <table:table-row table:style-name="ro1">
          <table:table-cell office:value-type="string">
            <text:p>War and Peace</text:p>
          </table:table-cell>
          <table:table-cell office:value-type="string">
            <text:p>Leo Tolstoy</text:p>
          </table:table-cell>
          <table:table-cell office:value-type="string">
            <text:p>1865-1869</text:p>
          </table:table-cell>
          <table:table-cell office:value-type="float" office:value="1867">
            <text:p>1867</text:p>
          </table:table-cell>
          <table:table-cell office:value-type="string">
            <text:p>Russia</text:p>
          </table:table-cell>
          <table:table-cell office:value-type="string">
            <text:p>Russian</text:p>
          </table:table-cell>
          <table:table-cell office:value-type="float" office:value="1296">
            <text:p>1296</text:p>
          </table:table-cell>
          <table:table-cell office:value-type="string">
            <text:p>war-and-peace.jpg</text:p>
          </table:table-cell>
          <table:table-cell office:value-type="string">
            <text:p>https://en.wikipedia.org/wiki/War_and_Peace</text:p>
          </table:table-cell>
          <table:table-cell table:number-columns-repeated="1014"/>
        </table:table-row>
        <table:table-row table:style-name="ro2">
          <table:table-cell office:value-type="string">
            <text:p>Anna Karenina</text:p>
          </table:table-cell>
          <table:table-cell office:value-type="string">
            <text:p>Leo Tolstoy</text:p>
          </table:table-cell>
          <table:table-cell table:number-columns-repeated="2" office:value-type="float" office:value="1877">
            <text:p>1877</text:p>
          </table:table-cell>
          <table:table-cell office:value-type="string">
            <text:p>Russia</text:p>
          </table:table-cell>
          <table:table-cell office:value-type="string">
            <text:p>Russian</text:p>
          </table:table-cell>
          <table:table-cell office:value-type="float" office:value="864">
            <text:p>864</text:p>
          </table:table-cell>
          <table:table-cell office:value-type="string">
            <text:p>anna-karenina.jpg</text:p>
          </table:table-cell>
          <table:table-cell office:value-type="string">
            <text:p>https://en.wikipedia.org/wiki/Anna_Karenina</text:p>
          </table:table-cell>
          <table:table-cell table:number-columns-repeated="1014"/>
        </table:table-row>
        <table:table-row table:style-name="ro2">
          <table:table-cell office:value-type="string">
            <text:p>The Death of Ivan Ilyich</text:p>
          </table:table-cell>
          <table:table-cell office:value-type="string">
            <text:p>Leo Tolstoy</text:p>
          </table:table-cell>
          <table:table-cell table:number-columns-repeated="2" office:value-type="float" office:value="1886">
            <text:p>1886</text:p>
          </table:table-cell>
          <table:table-cell office:value-type="string">
            <text:p>Russia</text:p>
          </table:table-cell>
          <table:table-cell office:value-type="string">
            <text:p>Russian</text:p>
          </table:table-cell>
          <table:table-cell office:value-type="float" office:value="92">
            <text:p>92</text:p>
          </table:table-cell>
          <table:table-cell office:value-type="string">
            <text:p>the-death-of-ivan-ilyich.jpg</text:p>
          </table:table-cell>
          <table:table-cell office:value-type="string">
            <text:p>https://en.wikipedia.org/wiki/The_Death_of_Ivan_Ilyich</text:p>
          </table:table-cell>
          <table:table-cell table:number-columns-repeated="1014"/>
        </table:table-row>
        <table:table-row table:style-name="ro2">
          <table:table-cell office:value-type="string">
            <text:p>The Adventures of Huckleberry Finn</text:p>
          </table:table-cell>
          <table:table-cell office:value-type="string">
            <text:p>Mark Twain</text:p>
          </table:table-cell>
          <table:table-cell table:number-columns-repeated="2" office:value-type="float" office:value="1884">
            <text:p>1884</text:p>
          </table:table-cell>
          <table:table-cell office:value-type="string">
            <text:p>United States</text:p>
          </table:table-cell>
          <table:table-cell office:value-type="string">
            <text:p>English</text:p>
          </table:table-cell>
          <table:table-cell office:value-type="float" office:value="224">
            <text:p>224</text:p>
          </table:table-cell>
          <table:table-cell office:value-type="string">
            <text:p>the-adventures-of-huckleberry-finn.jpg</text:p>
          </table:table-cell>
          <table:table-cell office:value-type="string">
            <text:p>https://en.wikipedia.org/wiki/Adventures_of_Huckleberry_Finn</text:p>
          </table:table-cell>
          <table:table-cell table:number-columns-repeated="1014"/>
        </table:table-row>
        <table:table-row table:style-name="ro2">
          <table:table-cell office:value-type="string">
            <text:p>Ramayana</text:p>
          </table:table-cell>
          <table:table-cell office:value-type="string">
            <text:p>Valmiki</text:p>
          </table:table-cell>
          <table:table-cell office:value-type="string">
            <text:p>5th century BCE - 4th century BCE</text:p>
          </table:table-cell>
          <table:table-cell office:value-type="float" office:value="-450">
            <text:p>-450</text:p>
          </table:table-cell>
          <table:table-cell office:value-type="string">
            <text:p>India</text:p>
          </table:table-cell>
          <table:table-cell office:value-type="string">
            <text:p>Sanskrit</text:p>
          </table:table-cell>
          <table:table-cell office:value-type="float" office:value="152">
            <text:p>152</text:p>
          </table:table-cell>
          <table:table-cell office:value-type="string">
            <text:p>ramayana.jpg</text:p>
          </table:table-cell>
          <table:table-cell office:value-type="string">
            <text:p>https://en.wikipedia.org/wiki/Ramayana</text:p>
          </table:table-cell>
          <table:table-cell table:number-columns-repeated="1014"/>
        </table:table-row>
        <table:table-row table:style-name="ro2">
          <table:table-cell office:value-type="string">
            <text:p>The Aeneid</text:p>
          </table:table-cell>
          <table:table-cell office:value-type="string">
            <text:p>Virgil</text:p>
          </table:table-cell>
          <table:table-cell office:value-type="string">
            <text:p>29-19 BCE</text:p>
          </table:table-cell>
          <table:table-cell office:value-type="float" office:value="-23">
            <text:p>-23</text:p>
          </table:table-cell>
          <table:table-cell office:value-type="string">
            <text:p>Roman Empire</text:p>
          </table:table-cell>
          <table:table-cell office:value-type="string">
            <text:p>Classical Latin</text:p>
          </table:table-cell>
          <table:table-cell office:value-type="float" office:value="442">
            <text:p>442</text:p>
          </table:table-cell>
          <table:table-cell office:value-type="string">
            <text:p>the-aeneid.jpg</text:p>
          </table:table-cell>
          <table:table-cell office:value-type="string">
            <text:p>https://en.wikipedia.org/wiki/Aeneid</text:p>
          </table:table-cell>
          <table:table-cell table:number-columns-repeated="1014"/>
        </table:table-row>
        <table:table-row table:style-name="ro2">
          <table:table-cell office:value-type="string">
            <text:p>Mahabharata</text:p>
          </table:table-cell>
          <table:table-cell office:value-type="string">
            <text:p>Vyasa</text:p>
          </table:table-cell>
          <table:table-cell office:value-type="string">
            <text:p>9th century BCE - 5th century BCE</text:p>
          </table:table-cell>
          <table:table-cell office:value-type="float" office:value="-700">
            <text:p>-700</text:p>
          </table:table-cell>
          <table:table-cell office:value-type="string">
            <text:p>India</text:p>
          </table:table-cell>
          <table:table-cell office:value-type="string">
            <text:p>Sanskrit</text:p>
          </table:table-cell>
          <table:table-cell office:value-type="float" office:value="276">
            <text:p>276</text:p>
          </table:table-cell>
          <table:table-cell office:value-type="string">
            <text:p>the-mahab-harata.jpg</text:p>
          </table:table-cell>
          <table:table-cell office:value-type="string">
            <text:p>https://en.wikipedia.org/wiki/Mahabharata</text:p>
          </table:table-cell>
          <table:table-cell table:number-columns-repeated="1014"/>
        </table:table-row>
        <table:table-row table:style-name="ro1">
          <table:table-cell office:value-type="string">
            <text:p>Leaves of Grass</text:p>
          </table:table-cell>
          <table:table-cell office:value-type="string">
            <text:p>Walt Whitman</text:p>
          </table:table-cell>
          <table:table-cell table:number-columns-repeated="2" office:value-type="float" office:value="1855">
            <text:p>1855</text:p>
          </table:table-cell>
          <table:table-cell office:value-type="string">
            <text:p>United States</text:p>
          </table:table-cell>
          <table:table-cell office:value-type="string">
            <text:p>English</text:p>
          </table:table-cell>
          <table:table-cell office:value-type="float" office:value="152">
            <text:p>152</text:p>
          </table:table-cell>
          <table:table-cell office:value-type="string">
            <text:p>leaves-of-grass.jpg</text:p>
          </table:table-cell>
          <table:table-cell office:value-type="string">
            <text:p>https://en.wikipedia.org/wiki/Leaves_of_Grass</text:p>
          </table:table-cell>
          <table:table-cell table:number-columns-repeated="1014"/>
        </table:table-row>
        <table:table-row table:style-name="ro2">
          <table:table-cell office:value-type="string">
            <text:p>Mrs Dalloway</text:p>
          </table:table-cell>
          <table:table-cell office:value-type="string">
            <text:p>Virginia Woolf</text:p>
          </table:table-cell>
          <table:table-cell table:number-columns-repeated="2" office:value-type="float" office:value="1925">
            <text:p>1925</text:p>
          </table:table-cell>
          <table:table-cell office:value-type="string">
            <text:p>United Kingdom</text:p>
          </table:table-cell>
          <table:table-cell office:value-type="string">
            <text:p>English</text:p>
          </table:table-cell>
          <table:table-cell office:value-type="float" office:value="216">
            <text:p>216</text:p>
          </table:table-cell>
          <table:table-cell office:value-type="string">
            <text:p>mrs-dalloway.jpg</text:p>
          </table:table-cell>
          <table:table-cell office:value-type="string">
            <text:p>https://en.wikipedia.org/wiki/Mrs_Dalloway</text:p>
          </table:table-cell>
          <table:table-cell table:number-columns-repeated="1014"/>
        </table:table-row>
        <table:table-row table:style-name="ro1">
          <table:table-cell office:value-type="string">
            <text:p>To the Lighthouse</text:p>
          </table:table-cell>
          <table:table-cell office:value-type="string">
            <text:p>Virginia Woolf</text:p>
          </table:table-cell>
          <table:table-cell table:number-columns-repeated="2" office:value-type="float" office:value="1927">
            <text:p>1927</text:p>
          </table:table-cell>
          <table:table-cell office:value-type="string">
            <text:p>United Kingdom</text:p>
          </table:table-cell>
          <table:table-cell office:value-type="string">
            <text:p>English</text:p>
          </table:table-cell>
          <table:table-cell office:value-type="float" office:value="209">
            <text:p>209</text:p>
          </table:table-cell>
          <table:table-cell office:value-type="string">
            <text:p>to-the-lighthouse.jpg</text:p>
          </table:table-cell>
          <table:table-cell office:value-type="string">
            <text:p>https://en.wikipedia.org/wiki/To_the_Lighthouse</text:p>
          </table:table-cell>
          <table:table-cell table:number-columns-repeated="1014"/>
        </table:table-row>
        <table:table-row table:style-name="ro2">
          <table:table-cell office:value-type="string">
            <text:p>Memoirs of Hadrian</text:p>
          </table:table-cell>
          <table:table-cell office:value-type="string">
            <text:p>Marguerite Yourcenar</text:p>
          </table:table-cell>
          <table:table-cell table:number-columns-repeated="2" office:value-type="float" office:value="1951">
            <text:p>1951</text:p>
          </table:table-cell>
          <table:table-cell office:value-type="string">
            <text:p>France/Belgium</text:p>
          </table:table-cell>
          <table:table-cell office:value-type="string">
            <text:p>French</text:p>
          </table:table-cell>
          <table:table-cell office:value-type="float" office:value="408">
            <text:p>408</text:p>
          </table:table-cell>
          <table:table-cell office:value-type="string">
            <text:p>memoirs-of-hadrian.jpg</text:p>
          </table:table-cell>
          <table:table-cell office:value-type="string">
            <text:p>https://en.wikipedia.org/wiki/Memoirs_of_Hadrian</text:p>
          </table:table-cell>
          <table:table-cell table:number-columns-repeated="1014"/>
        </table:table-row>
        <table:table-row table:style-name="ro1" table:number-rows-repeated="1048474">
          <table:table-cell table:number-columns-repeated="1023"/>
        </table:table-row>
        <table:table-row table:style-name="ro1">
          <table:table-cell table:number-columns-repeated="102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number:number-style style:name="N8000" number:language="en">
      <number:number number:min-integer-digits="1"/>
    </number:number-style>
    <number:number-style style:name="N8116P0" style:volatile="true" number:language="en">
      <number:number number:decimal-places="0" number:min-integer-digits="1" number:grouping="true"/>
    </number:number-style>
    <number:number-style style:name="N8116" number:language="en">
      <number:text>-</number:text>
      <number:number number:decimal-places="0" number:min-integer-digits="1" number:grouping="true"/>
      <style:map style:condition="value()&gt;=0" style:apply-style-name="N8116P0"/>
    </number:number-style>
    <number:number-style style:name="N8117P0" style:volatile="true" number:language="en">
      <number:number number:decimal-places="0" number:min-integer-digits="1" number:grouping="true"/>
    </number:number-style>
    <number:number-style style:name="N8117" number:language="en">
      <style:text-properties fo:color="#ff0000"/>
      <number:text>-</number:text>
      <number:number number:decimal-places="0" number:min-integer-digits="1" number:grouping="true"/>
      <style:map style:condition="value()&gt;=0" style:apply-style-name="N8117P0"/>
    </number:number-style>
    <number:number-style style:name="N8118P0" style:volatile="true" number:language="en">
      <number:number number:decimal-places="2" number:min-integer-digits="1" number:grouping="true"/>
    </number:number-style>
    <number:number-style style:name="N8118" number:language="en">
      <number:text>-</number:text>
      <number:number number:decimal-places="2" number:min-integer-digits="1" number:grouping="true"/>
      <style:map style:condition="value()&gt;=0" style:apply-style-name="N8118P0"/>
    </number:number-style>
    <number:number-style style:name="N8119P0" style:volatile="true" number:language="en">
      <number:number number:decimal-places="2" number:min-integer-digits="1" number:grouping="true"/>
    </number:number-style>
    <number:number-style style:name="N8119" number:language="en">
      <style:text-properties fo:color="#ff0000"/>
      <number:text>-</number:text>
      <number:number number:decimal-places="2" number:min-integer-digits="1" number:grouping="true"/>
      <style:map style:condition="value()&gt;=0" style:apply-style-name="N8119P0"/>
    </number:number-style>
    <number:number-style style:name="N8123P0" style:volatile="true" number:language="en">
      <number:number number:decimal-places="0" number:min-integer-digits="1" number:grouping="true"/>
      <number:text> </number:text>
    </number:number-style>
    <number:number-style style:name="N8123P1" style:volatile="true" number:language="en">
      <number:text>-</number:text>
      <number:number number:decimal-places="0" number:min-integer-digits="1" number:grouping="true"/>
      <number:text> </number:text>
    </number:number-style>
    <number:number-style style:name="N8123P2" style:volatile="true" number:language="en">
      <number:text> - </number:text>
    </number:number-style>
    <number:text-style style:name="N8123" number:language="en">
      <number:text-content/>
      <number:text> </number:text>
      <style:map style:condition="value()&gt;0" style:apply-style-name="N8123P0"/>
      <style:map style:condition="value()&lt;0" style:apply-style-name="N8123P1"/>
      <style:map style:condition="value()=0" style:apply-style-name="N8123P2"/>
    </number:text-style>
    <number:number-style style:name="N8127P0" style:volatile="true" number:language="en">
      <number:number number:decimal-places="2" number:min-integer-digits="1" number:grouping="true"/>
      <number:text> </number:text>
    </number:number-style>
    <number:number-style style:name="N8127P1" style:volatile="true" number:language="en">
      <number:text>-</number:text>
      <number:number number:decimal-places="2" number:min-integer-digits="1" number:grouping="true"/>
      <number:text> </number:text>
    </number:number-style>
    <number:number-style style:name="N8127P2" style:volatile="true" number:language="en">
      <number:text> -</number:text>
      <number:number number:decimal-places="0" number:min-integer-digits="0"/>
      <number:text> </number:text>
    </number:number-style>
    <number:text-style style:name="N8127" number:language="en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time-style style:name="N8128" number:language="en">
      <number:minutes number:style="long"/>
      <number:text>:</number:text>
      <number:seconds number:style="long"/>
    </number:time-style>
    <number:time-style style:name="N8129" number:language="en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0" number:language="en">
      <number:minutes number:style="long"/>
      <number:text>:</number:text>
      <number:seconds number:style="long" number:decimal-places="1"/>
    </number:time-style>
    <number:number-style style:name="N8131" number:language="en">
      <number:scientific-number number:decimal-places="1" number:min-integer-digits="3" number:min-exponent-digits="1"/>
    </number:number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1in" fo:margin-bottom="1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17">08/17/2015</text:date>, <text:time>23:54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0.1$Unix OpenOffice.org_project/401m5$Build-9714</meta:generator>
    <dc:date>2015-08-17T23:54:31</dc:date>
    <dc:creator>Benoit VALLON</dc:creator>
    <meta:editing-duration>PT5H36M54S</meta:editing-duration>
    <meta:editing-cycles>8</meta:editing-cycles>
    <meta:document-statistic meta:table-count="1" meta:cell-count="907" meta:object-count="0"/>
  </office:meta>
</office:document-meta>
</file>